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9">
      <style:paragraph-properties fo:margin-top="0in" fo:margin-bottom="0in"/>
    </style:style>
    <style:style style:name="P128" style:family="paragraph" style:parent-style-name="Text_20_body" style:list-style-name="L1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11">
      <style:paragraph-properties fo:margin-top="0in" fo:margin-bottom="0in"/>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12">
      <style:paragraph-properties fo:margin-top="0in" fo:margin-bottom="0in"/>
    </style:style>
    <style:style style:name="P172" style:family="paragraph" style:parent-style-name="Text_20_body" style:list-style-name="L13">
      <style:paragraph-properties fo:margin-top="0in" fo:margin-bottom="0in"/>
    </style:style>
  </office:automatic-styles>
  <office:body>
    <office:text>
      <text:p text:style-name="Title">Findings Chapter 2 - It’s like a project in itself really</text:p>
      <text:list text:style-name="L1">
        <text:list-item>
          <text:p text:style-name="P1"><text:a xlink:type="simple" xlink:href="#introduction-to-this-writing" office:name=""><text:span text:style-name="Definition">Introduction to This Writing</text:span></text:a></text:p>
        </text:list-item>
        <text:list-item>
          <text:p text:style-name="P1"><text:a xlink:type="simple" xlink:href="#chapter-introduction" office:name=""><text:span text:style-name="Definition">Chapter introduction</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the-use-of-gdps-explored-from-a-cultural-focus" office:name=""><text:span text:style-name="Definition">The use of GDPs explored from a cultural focus</text:span></text:a></text:p>
          <text:list text:style-name="L3">
            <text:list-item>
              <text:p text:style-name="P3"><text:a xlink:type="simple" xlink:href="#gdps-and-the-emergence-of-gameplay-concepts-and-practices-through-playtesting" office:name=""><text:span text:style-name="Definition">GDPs and the emergence of gameplay concepts and practices through Playtesting</text:span></text:a></text:p>
            </text:list-item>
            <text:list-item>
              <text:p text:style-name="P3"><text:a xlink:type="simple" xlink:href="#gdps-propagation-through-peer-activity-leading-from-playtesting" office:name=""><text:span text:style-name="Definition">GDPs propagation through peer activity leading from Playtesting</text:span></text:a></text:p>
            </text:list-item>
            <text:list-item>
              <text:p text:style-name="P3"><text:a xlink:type="simple" xlink:href="#gdp-used-to-allow-exploration-of-home-funds-of-knowledge" office:name=""><text:span text:style-name="Definition">GDP used to allow exploration of home funds of knowledge</text:span></text:a></text:p>
            </text:list-item>
            <text:list-item>
              <text:p text:style-name="P3"><text:a xlink:type="simple" xlink:href="#gdps-and-the-role-of-documentation-and-supporting-resources" office:name=""><text:span text:style-name="Definition">GDPs and the role of documentation and supporting resources</text:span></text:a></text:p>
            </text:list-item>
          </text:list>
        </text:list-item>
        <text:list-item>
          <text:p text:style-name="P1"><text:a xlink:type="simple" xlink:href="#the-use-of-gdps-examined-from-an-interpersonal-focus" office:name=""><text:span text:style-name="Definition">The use of GDPs examined from an interpersonal focus</text:span></text:a></text:p>
          <text:list text:style-name="L4">
            <text:list-item>
              <text:p text:style-name="P4"><text:a xlink:type="simple" xlink:href="#gdps-used-to-facilitate-prioritisation" office:name=""><text:span text:style-name="Definition">GDPs used to facilitate prioritisation</text:span></text:a></text:p>
            </text:list-item>
            <text:list-item>
              <text:p text:style-name="P4"><text:a xlink:type="simple" xlink:href="#gdps-aiding-the-process-of-division-of-labour" office:name=""><text:span text:style-name="Definition">GDPs aiding the process of division of labour</text:span></text:a></text:p>
            </text:list-item>
            <text:list-item>
              <text:p text:style-name="P4"><text:a xlink:type="simple" xlink:href="#gdps-supporting-ideation-processes" office:name=""><text:span text:style-name="Definition">GDPs supporting ideation processes</text:span></text:a></text:p>
            </text:list-item>
            <text:list-item>
              <text:p text:style-name="P4"><text:a xlink:type="simple" xlink:href="#gdps-facilitating-designing-for-others" office:name=""><text:span text:style-name="Definition">GDPs facilitating designing for others</text:span></text:a></text:p>
            </text:list-item>
            <text:list-item>
              <text:p text:style-name="P4"><text:a xlink:type="simple" xlink:href="#gdp-driving-adoption-of-technical-processes" office:name=""><text:span text:style-name="Definition">GDP driving adoption of technical processes</text:span></text:a></text:p>
            </text:list-item>
          </text:list>
        </text:list-item>
        <text:list-item>
          <text:p text:style-name="P1"><text:a xlink:type="simple" xlink:href="#the-use-of-gdps-explored-from-a-personal-focus" office:name=""><text:span text:style-name="Definition">The use of GDPs explored from a personal focus</text:span></text:a></text:p>
          <text:list text:style-name="L5">
            <text:list-item>
              <text:p text:style-name="P5"><text:a xlink:type="simple" xlink:href="#gdps-used-to-support-debugging-and-the-product-revision-process" office:name=""><text:span text:style-name="Definition">GDPs used to support debugging and the product revision process</text:span></text:a></text:p>
            </text:list-item>
            <text:list-item>
              <text:p text:style-name="P5"><text:a xlink:type="simple" xlink:href="#gdps-as-a-way-to-surface-and-discuss-computational-thinking-and-systems-concepts" office:name=""><text:span text:style-name="Definition">GDPs as a way to surface and discuss Computational Thinking and Systems Concepts</text:span></text:a></text:p>
            </text:list-item>
            <text:list-item>
              <text:p text:style-name="P5"><text:a xlink:type="simple" xlink:href="#use-of-gdps-in-personal-dimensions-of-community-participation" office:name=""><text:span text:style-name="Definition">Use of GDPs in personal dimensions of community participation</text:span></text:a></text:p>
            </text:list-item>
          </text:list>
        </text:list-item>
        <text:list-item>
          <text:p text:style-name="P1"><text:a xlink:type="simple" xlink:href="#additional-chapter-discussion" office:name=""><text:span text:style-name="Definition">Additional Chapter Discussion</text:span></text:a></text:p>
          <text:list text:style-name="L6">
            <text:list-item>
              <text:p text:style-name="P6"><text:a xlink:type="simple" xlink:href="#game-design-patterns-as-a-middle-level-construct-to-facilitate-developing-coding-competency" office:name=""><text:span text:style-name="Definition">Game design patterns as a “middle level” construct to facilitate developing coding competency</text:span></text:a></text:p>
            </text:list-item>
            <text:list-item>
              <text:p text:style-name="P6"><text:a xlink:type="simple" xlink:href="#agency-autonomy-and-walled-gardens" office:name=""><text:span text:style-name="Definition">Agency, Autonomy and Walled Gardens</text:span></text:a></text:p>
            </text:list-item>
            <text:list-item>
              <text:p text:style-name="P6"><text:a xlink:type="simple" xlink:href="#tensions-between-facilitating-agency-and-norming-practices-possible-link-to-next-chapter" office:name=""><text:span text:style-name="Definition">Tensions between facilitating agency and norming practices (Possible Link to Next Chapter)</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text:style-name="L7">
        <text:list-item>
          <text:p text:style-name="P7">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7">The study uses mixed methods in methodology. Informed by analysis of journal diary, notes, video data and interviews (Methodology)</text:p>
        </text:list-item>
        <text:list-item>
          <text:p text:style-name="P7">The research design evolved as the game making program was underway based on feedback and reactions of the participants (supported precedent in design-based research) (Methodology)</text:p>
        </text:list-item>
        <text:list-item>
          <text:p text:style-name="P7">A long pilot course and development stage resulted in extensive support materials and activities which I have structured into a learning design called 3M (Methodology + see recent chapter on 3M model)</text:p>
        </text:list-item>
        <text:list-item>
          <text:p text:style-name="P7">Game making is based on remixing code from an existing incomplete game template (half-baked games &amp; scratch community processes) (Literature review and Design)</text:p>
        </text:list-item>
        <text:list-item>
          <text:p text:style-name="P7">A narrow data samples has been used for this study. This prioritises a greater depth of analysis on interactions over generalisation. This is justified in a section on data validity in Methdology chpater.<text:line-break/></text:p>
        </text:list-item>
        <text:list-item>
          <text:p text:style-name="P7">Results chapters use Rogoff’s 3 planes of analysis (Cultural, Interpersonal and Personal) which aligns well with AT (Methodology)</text:p>
        </text:list-item>
        <text:list-item>
          <text:p text:style-name="P7">The concepts of resolving tensions within activity from Activity Theory are used to explore the evolution of the design of activities and resources. (Design results)</text:p>
        </text:list-item>
        <text:list-item>
          <text:p text:style-name="P7">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8">
        <text:list-item>
          <text:p text:style-name="P8">How can game design patterns support the development of coding practices by novices?</text:p>
        </text:list-item>
        <text:list-item>
          <text:p text:style-name="P8">How can the experience of fostering community focused digital game making practices inform wider practice in this area?</text:p>
        </text:list-item>
        <text:list-item>
          <text:p text:style-name="P8"><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 This chapter begin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text:p>
      <text:p text:style-name="Text_20_body">The parent says “Did you see Th?” and then prompts the child to play-test the game. The child is keen to both replicate the GDP of keys and doors in the second level and to add a new GDP of adding additional levels to the game.</text:p>
      <text:p text:style-name="Text_20_body">Cracking open a this seam allows for new possibilities. The process of working on a new GDP seems to motivate and sustain the child’s activity. 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The transition from adding one GDP involves playtesting. In this example, the process of playtesting also involves the child speaking and identification of modifications to and new GDPs to implement.</text:p>
      <text:p text:style-name="Text_20_body">The adult is building proficiency in coding practice. This is shown in a variety of ways. Firstly through the process of adding code from documentation, but also in the fluidity of her navigation between advance coding, playtesting and then back to set up the coding environment for more basic coding of her child.</text:p>
      <text:p text:style-name="Text_20_body">The child uses her concepts of game design patterns in the end of course evaluation. She responded to the question <text:span text:style-name="T2">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preceding section, a short interchange bet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the-use-of-gdps-explored-from-a-cultural-focus"/>The use of GDPs explored from a cultural focus<text:bookmark-end text:name="the-use-of-gdps-explored-from-a-cultural-focus"/></text:h>
      <text:p text:style-name="First_20_paragraph">In the previous chapter the role of cultural activities to engage and sustain engagement in this game making programme were examined. This chapter allows us to focus in on the way design patterns used are by parents, children and facilitators i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gdp-terminology-to-faciliate-community-participation-more-like-direct-help"/>Use of evolving GDP terminology to faciliate community participation (more like direct help?)<text:bookmark-end text:name="use-of-evolving-gdp-terminology-to-faciliate-community-participation-more-like-direct-help"/></text:h>
      <text:p text:style-name="First_20_paragraph"><text:span text:style-name="T1">Language which has been introduced facilitator interventions is then modified and used organically through community interaction.</text:span></text:p>
      <text:p text:style-name="Text_20_body">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P9">Mi: Right so I don't want this rocket here. I want the rocket to be the yellow thingie.</text:p>
      <text:p text:style-name="P10">Ne – Gold coins.</text:p>
      <text:p text:style-name="P11">Mi - Right so, What are you doing? Do you know what you are doing?</text:p>
      <text:p text:style-name="P12">I want the aliens to be the hazard, the rockets to be the gold coins and the spaceman to be the character.</text:p>
      <text:p text:style-name="P13">Mi: Poop Ping? (alarmed) What are you doing? What's poop ping.</text:p>
      <text:p text:style-name="P14">Where's my spaceman?</text:p>
      <text:p text:style-name="P15">Ne: Wait! What do you want the aliens as?</text:p>
      <text:p text:style-name="P16">Mi: The hazards.</text:p>
      <text:p text:style-name="P17">Mi: Yaaay!</text:p>
      <text:p text:style-name="P18">Mi: And now the rocket thing as the like you know the good thing - the reward.</text:p>
      <text:p text:style-name="P19">Ne: Who wants a rocket for their reward?</text:p>
      <text:p text:style-name="P20">Mi: Because if a spaceman gets to a rocket he can get home. But if he doesn't then the aliens get him.</text:p>
      <text:p text:style-name="P21">Ne: It's a very violent game.</text:p>
      <text:p text:style-name="P22">Mi: What?</text:p>
      <text:p text:style-name="P23">Ne: It's a very violent game. <text:s text:c="1"/></text:p>
      <text:p text:style-name="First_20_paragraph">As background information on this pair, the mother’s focus has been on creating graphics and has expressed prid in this her growing expertise in this area.</text:p>
      <text:p text:style-name="Text_20_body">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text:p>
      <text:p text:style-name="Text_20_body">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in-informal-feedback-to-direct-modification-of-games"/>Developing a language in informal feedback to direct modification of games<text:bookmark-end text:name="developing-a-language-in-informal-feedback-to-direct-modification-of-games"/></text:h>
      <text:p text:style-name="First_20_paragraph"><text:span text:style-name="T1">The concepts of game challenge and game feel evolved through informal feedback during playtesting and served to influence peers to modify their games to increase the enjoyment of peer players.</text:span></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2">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text:p>
      <text:p text:style-name="Text_20_body">Parent Mi had been focused mostly on completing asset design. She had been made aware by her daughter Ne about the relevant game variables. 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24">Mi: (Talking to self) No! It's so hard that. (referring to a particular jump in her game.)</text:p>
      <text:p text:style-name="P25">Mick: How are you getting on Mi? It's looking good.</text:p>
      <text:p text:style-name="P26">Mick: (Noting frustrated air of Mi) Have you made it to hard.</text:p>
      <text:p text:style-name="P27">Mi: I don't know. Can you jump from here to here with this.. this.. him? (point to main character)</text:p>
      <text:p text:style-name="P28">Mick: So it look like you bump your head and fall down.</text:p>
      <text:p text:style-name="P29">Mick: One bit of friendly feedback that I would give you is that it's taking a long time to move left and right. And that is something that you can change if you want to.</text:p>
      <text:p text:style-name="P30">Mi: Oh right yeah.</text:p>
      <text:p text:style-name="P31">Mick: Yeah.</text:p>
      <text:p text:style-name="P32">Mi: Yeah, actually that's a good idea.</text:p>
      <text:p text:style-name="P33">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34">Ch: That looks nice (referring to the graphical look of the game)</text:p>
      <text:p text:style-name="P35">Mi invites Ch to play as she can't progress due to the difficult game controls.</text:p>
      <text:p text:style-name="P36"/>
      <text:p text:style-name="P37">Ch: It jumps super high but so slow <text:s text:c="1"/></text:p>
      <text:p text:style-name="P38">Pause.</text:p>
      <text:p text:style-name="P39">Mi: He has to go slow because he's an astronaut, you see. <text:s text:c="3"/></text:p>
      <text:p text:style-name="P40"/>
      <text:p text:style-name="P41">Ch: It's hard.</text:p>
      <text:p text:style-name="P42">Ch then leaves</text:p>
      <text:p text:style-name="P43"/>
      <text:p text:style-name="P44">Mi: (to peer parent with proud tone.) It's hard. Wow.</text:p>
      <text:p text:style-name="First_20_paragraph">Fi comes to play the game</text:p>
      <text:p text:style-name="P45">Fi: How much jump speed to you have?</text:p>
      <text:p text:style-name="P46">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this emerging community norm of jump feel comes from the personal experiences of the participants and from tangible feeling of lack of control over the player’s character in the game.</text:p>
      <text:p text:style-name="Text_20_body">This indirect comments aimed to direct direction of design mirrors some of the informal norming behaviours that are less directive seen in the work of Rogoff and colleagues [find work]. ( NOTE EXPLORE THIS PREVIOUSLY?)</text:p>
      <text:p text:style-name="Text_20_body">The players do not, apart from Mi’s daughter, tell Mi directly to change the game.</text:p>
      <text:h text:style-name="Heading_20_4" text:outline-level="4"><text:bookmark-start text:name="other-examples-of-emerging-concepts-practices"/>Other examples of emerging concepts / practices<text:bookmark-end text:name="other-examples-of-emerging-concepts-practices"/></text:h>
      <text:p text:style-name="First_20_paragraph">References to such emerging concepts and practices were present in many exchanges during directed playtesting and pair interactions.</text:p>
      <text:p text:style-name="Text_20_body">In the example above after comments on the jump speed Fi continues.</text:p>
      <text:p text:style-name="P47">Fi: How much jump speed to you have?</text:p>
      <text:p text:style-name="P48">Fi: Your jump speed is massive.</text:p>
      <text:p text:style-name="P49">Fi gives advice about tidying up the sprite outlines.</text:p>
      <text:p text:style-name="P50">Fi – for people with background like yours You can use the “cramping tool””</text:p>
      <text:p text:style-name="P51">Ma and Fi – then explain – SEE THEIR RECORDING</text:p>
      <text:p text:style-name="P52">So that the background is clearer.</text:p>
      <text:p text:style-name="First_20_paragraph">While Fi has only just been introduced to the ability to “cramp”. He is happy and able to share this useful tool with Mi. Theme FIND THE EXAMPLE BEFORE DEVELOPING.</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53">Ch: Why’s that enemy in every level</text:p>
      <text:p text:style-name="P54">Te: He’s not.</text:p>
      <text:p text:style-name="P55">Ch: Can you show me how you add more levels on to yours?</text:p>
      <text:p text:style-name="P56">Te: Yeah sure.</text:p>
      <text:p text:style-name="P57">Pause</text:p>
      <text:p text:style-name="P58">Te: I’m just going to have one go of beating this (refering to his own game which he is playtesing). It’s 21 levels in it. So .. Yeeeeah.</text:p>
      <text:p text:style-name="P59">Pause</text:p>
      <text:p text:style-name="P60">Ch: It’s like parcours in Minecraft but times. It’s like playing the game Wipeout. Have you ever played Wipeout?</text:p>
      <text:p text:style-name="P61">Te: Er not really.</text:p>
      <text:p text:style-name="P62">Ch: Or seen it?</text:p>
      <text:p text:style-name="P63">Ch: That’s like my second level.</text:p>
      <text:p text:style-name="P64">Te: Ah so hard (Te fails at a high level on his game and starts to move off)</text:p>
      <text:p text:style-name="P65"/>
      <text:p text:style-name="P66">Te: (To someone else <text:s text:c="1"/>calling for attention) <text:s text:c="1"/>No I’m helping (Ch)..</text:p>
      <text:p text:style-name="P67">(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text:p>
      <text:p text:style-name="Text_20_body">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p text:style-name="Text_20_body"><text:span text:style-name="T1">Other examples of propagation</text:span></text:p>
      <text:p text:style-name="Text_20_body">While some participants were diligent and deliberate in their use of documentation, peer propagation was the default mode of adding new GDPs for many of the younger participants able to work independently.</text:p>
      <text:p text:style-name="Text_20_body">Another examples of propagating patterns include placing hazards in tricky places like a lava pit, the use of moving enemies, changes to jump dynamics,</text:p>
      <text:p text:style-name="Text_20_body">While the example above shows a fully peer implementation with a request and direct support happening between peers, another common patterns of propagation was to notice and comment on a key dynamic in a game during playtesting, for example a health bar,and then to locate supporting resources to implement that pattern.</text:p>
      <text:h text:style-name="Heading_20_3" text:outline-level="3"><text:bookmark-start text:name="gdp-used-to-allow-exploration-of-home-funds-of-knowledge"/>GDP used to allow exploration of home funds of knowledge<text:bookmark-end text:name="gdp-used-to-allow-exploration-of-home-funds-of-knowledge"/></text:h>
      <text:p text:style-name="First_20_paragraph">GDPs allow participants to share and explore their home funds on knowledge in the emerging learning community.</text:p>
      <text:p text:style-name="Text_20_body">In the previous chapter the ability for participants to bring home funds of knowledge into the new learning community was explored in relation to the use of graphical assets and game narratives. In the previous examples we can see a similar process.</text:p>
      <text:p text:style-name="P68">Ch: It’s like parcours in Minecraft but times. It’s like playing the game Wipeout. Have you ever played Wipeout?</text:p>
      <text:p text:style-name="P69">Te: Er not really.</text:p>
      <text:p text:style-name="P70">Ch: Or seen it?</text:p>
      <text:p text:style-name="First_20_paragraph">The process of watching Te self test his game exposes the dominant game experience of timed jumping. Parcour in Minecraft and Wipe out are both game experiences whose main mechanic is about judging jumps to landing accurately.</text:p>
      <text:p text:style-name="Text_20_body">Ch is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text:p>
      <text:p text:style-name="Text_20_body">In addition to the previous chapters observations…. ADD IF RELEVANT - research on funds of knowledge motives or benefits of this behaviour may include: …</text:p>
      <text:h text:style-name="Heading_20_3" text:outline-level="3"><text:bookmark-start text:name="gdps-and-the-role-of-documentation-and-supporting-resources"/>GDPs and the role of documentation and supporting resources<text:bookmark-end text:name="gdps-and-the-role-of-documentation-and-supporting-resources"/></text:h>
      <text:p text:style-name="First_20_paragraph"><text:span text:style-name="T1">Participants draw on their cultural experience and access to supporting resources and processes at home and from work contexts to guide interactions with others.</text:span></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DEVELOP THIS EXAMPLE - RELATE TO PRACTICE OF CODE PATCHING (EXPLORED IN PREVIOUS CHAPTER)</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FIND the transcript</text:p>
      <text:h text:style-name="Heading_20_4" text:outline-level="4"><text:bookmark-start text:name="example-of-use-of-professional-practices-of-diverging-from-codebases-accessing-professional-documentation"/>Example of use of professional practices of diverging from codebases accessing professional documentation<text:bookmark-end text:name="example-of-use-of-professional-practices-of-diverging-from-codebases-accessing-professional-documentation"/></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71">Da: Have you thought about pushing it a bit further and have a different style of game?</text:p>
      <text:p text:style-name="P72">Te: What do you mean?</text:p>
      <text:p text:style-name="P73">Da: Well the previous style of game was a platform (makes shape with hands) game wasn’t it? You went along and there was gravity pushing down (points down). There are other types of games aren’t there?</text:p>
      <text:p text:style-name="P74">Te: Pause. I don’t know what to do thought.</text:p>
      <text:p text:style-name="P75">Da: Well quite but what other games are there?</text:p>
      <text:p text:style-name="First_20_paragraph">Te adopts with this suggestion readily once he understands Da’s suggestion in full.</text:p>
      <text:p text:style-name="Text_20_body">He approaches Mick with a suggestion.</text:p>
      <text:p text:style-name="P76">Te: You could have a game where every 15 seconds 10 seconds you could add and enemy to such and such a random number between such and such (holds up hands to indicate parameters). You could block it somewhere.</text:p>
      <text:p text:style-name="P77">Da: So instead of.. instead of the world… the world being sideways. We could have the world being looked down on. (reindicates the change of perspective)</text:p>
      <text:p text:style-name="P78">Te: Hmm. How should I do this then?</text:p>
      <text:p text:style-name="P79">Da: That’s a good question. Shall we ask Mick to see if that would mess things up or not? <text:s text:c="1"/></text:p>
      <text:p text:style-name="P80">Te: Mick</text:p>
      <text:p text:style-name="P81">Mick: Hi ya.</text:p>
      <text:p text:style-name="P82">Te: Erm. Thinking about what game to do . I was thinking can we make like a pacman game kind of thing (indicates movement of character with hands)</text:p>
      <text:p text:style-name="P83">Da: If we had an on the top game rather than a platform game</text:p>
      <text:p text:style-name="P84">Mick: I think it could work. You could kind of adapt that game by, kind of, removing gravity.</text:p>
      <text:p text:style-name="P85">Da: and see what happens?</text:p>
      <text:p text:style-name="P86">Mick: and see what happens.</text:p>
      <text:p text:style-name="First_20_paragraph">Te is implicit in the use of is process, saying “I was thinking can we make like a pacman game kind of thing”. Da is more explicit naming the shift of perspective but also implying</text:p>
      <text:p text:style-name="Text_20_body">Mick takes this to a different level by making reference to a key change of code that would be involved. NOTE - LINK THIS TO LOA -</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Da’s guided way of approaching the task is very different from previous example of code patching. The interactions with grandparents on a previous iteration are much less directed.</text:p>
      <text:p text:style-name="P87">extract from 2019-05-08 - 20 mins</text:p>
      <text:p text:style-name="P88">Te – Right what shall we add next? So it follows?</text:p>
      <text:p text:style-name="P89">Da – yeah that would be interesting wouldn’t it.</text:p>
      <text:p text:style-name="P90">Te – you know like the ghost in pac-man</text:p>
      <text:p text:style-name="P91">Te – I think it’ll be in here. (Looking at menu of Game Mechanics – can’t see it)</text:p>
      <text:p text:style-name="P92">Te- Link to tutorials – goes to the online tutorials on flossmanuals</text:p>
      <text:p text:style-name="P93">Te – we could add some player health</text:p>
      <text:p text:style-name="P94">Da indicates at the moment this work ok.</text:p>
      <text:p text:style-name="P95">Te – shall we try to get Mick for this</text:p>
      <text:p text:style-name="P96">Da – ah we could google it.</text:p>
      <text:p text:style-name="P97">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used-to-facilitate-prioritisation"/>GDPs used to facilitate prioritisation<text:bookmark-end text:name="gdps-used-to-facilitate-prioritisation"/></text:h>
      <text:p text:style-name="First_20_paragraph">The following exchange between participants Fi and Ma shows GDPs being used to organise future activity.</text:p>
      <text:p text:style-name="P98">M: I’ve brought the music, and also we could just concentrate on one thing and just change that.</text:p>
      <text:p text:style-name="P99">You know, keep working through.</text:p>
      <text:p text:style-name="P100">F: Yeah. I think I want to get an enemy in - oh no - my person animated.</text:p>
      <text:p text:style-name="P101">M: So you want to get your person animated that’s the main thing.</text:p>
      <text:p text:style-name="P102">M: Shall we concentrate on that and changing the platforms into something different?</text:p>
      <text:p text:style-name="P103">F: Yeah.</text:p>
      <text:p text:style-name="P104">M: Yeah?</text:p>
      <text:p text:style-name="P105">F: I also want to make a theme tune.</text:p>
      <text:p text:style-name="P106">M: Yeah it’s, that’s what I mean, you can’t just skip around like that.</text:p>
      <text:p text:style-name="P107">F: hmmm</text:p>
      <text:p text:style-name="P108">M: just cos it gets really overwhelming.</text:p>
      <text:p text:style-name="P109">M: Yeah..? So…?</text:p>
      <text:p text:style-name="P110">Long pause</text:p>
      <text:p text:style-name="P111">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112">Mick: Hello</text:p>
      <text:p text:style-name="P113">Ma: Hi Mick</text:p>
      <text:p text:style-name="P114">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h text:style-name="Heading_20_3" text:outline-level="3"><text:bookmark-start text:name="gdps-aiding-the-process-of-division-of-labour"/>GDPs aiding the process of division of labour<text:bookmark-end text:name="gdps-aiding-the-process-of-division-of-labour"/></text:h>
      <text:p text:style-name="First_20_paragraph">To continue this exchange, as the parent begins to be overwhelmed by the process of following documentation, an informal division of labour suggested by the child.</text:p>
      <text:p text:style-name="P115">Ma: Quite complicated. But we can do it. But it would mean a lot of mucking around</text:p>
      <text:p text:style-name="P116">Fi: Ah Er</text:p>
      <text:p text:style-name="P117">Ma: Which is difficult to do while we’re here. But it’s doable.</text:p>
      <text:p text:style-name="P118">Ma: It’s like a project in itself really.</text:p>
      <text:p text:style-name="P119">Fi: Project in itself?</text:p>
      <text:p text:style-name="P120">Ma: Yeah! (laughing). I just want to know like. We can get him in. So if I ask about the sizing.</text:p>
      <text:p text:style-name="P121">Fi: Hmmn</text:p>
      <text:p text:style-name="P122">Ma: I think you can edit the size here.</text:p>
      <text:p text:style-name="P123">Fi: Why don’t you go here for a computer and you can do that?</text:p>
      <text:p text:style-name="P124">Ma: Why. What. While you’re doing what?</text:p>
      <text:p text:style-name="P125">Fi: Um making a sound track or something. I could do something like that.</text:p>
      <text:p text:style-name="P126">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s by the child show that the child proposes that the mother is the person who will be responsible for implementing the GDP. As noted in the vignette above Sh took on the majority of coding activity with in put</text:p>
      <text:p text:style-name="Text_20_body">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nsion exist between varied goals of activities. Namely to complete the game, to keep the child involved in different parts of the design process. Both the parent and child navigate solutions to these tensions.</text:p>
      <text:p text:style-name="Text_20_body">The design choice of a grid of letters representing different elements of the platform game appears appropriate in the case of a novice learning to code and read at the same time.</text:p>
      <text:p text:style-name="Text_20_body">It is of value to explore during which design stages is the child is most active and engaged.</text:p>
      <text:p text:style-name="Text_20_body"><text:span text:style-name="T1">Notes to integrate here</text:span></text:p>
      <text:p text:style-name="Text_20_body">While the child makes direct delegation they are free to undertake other activities.</text:p>
      <text:list text:style-name="L9">
        <text:list-item>
          <text:p text:style-name="P127">At certain points in the create stage the parent needs total concentration and is not able to respond effectively to requests of attention.</text:p>
        </text:list-item>
        <text:list-item>
          <text:p text:style-name="P127">At times the parent asked the child to seek help from facilitator.<text:line-break/></text:p>
        </text:list-item>
        <text:list-item>
          <text:p text:style-name="P127">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tems&quot;:[{&quot;prefix&quot;:&quot;&quot;,&quot;id&quot;:218,&quot;suffix&quot;:&quot;&quot;,&quot;itemData&quot;:{&quot;author&quot;:[{&quot;given&quot;:&quot;Jean&quot;,&quot;family&quot;:&quot;Lave&quot;}],&quot;source&quot;:&quot;Google Scholar&quot;,&quot;issued&quot;:{&quot;date-parts&quot;:[[1991]]},&quot;title&quot;:&quot;Situating learning in communities of practice&quot;,&quot;type&quot;:&quot;article-journal&quot;,&quot;container-title&quot;:&quot;Perspectives on socially shared cognition&quot;,&quot;volume&quot;:&quot;2&quot;,&quot;id&quot;:&quot;lave_situating_1991&quot;,&quot;citation-key&quot;:&quot;lave_situating_1991&quot;,&quot;page&quot;:&quot;63–82&quot;},&quot;uri&quot;:[&quot;http://zotero.org/users/1913249/items/CT2UFZ8Y&quot;],&quot;uris&quot;:[&quot;http://zotero.org/users/1913249/items/CT2UFZ8Y&quot;]}],&quot;citationID&quot;:&quot;kuuxfith&quot;,&quot;schema&quot;:&quot;https://github.com/citation-style-language/schema/raw/master/csl-citation.json&quot;,&quot;properties&quot;:{&quot;noteIndex&quot;:0,&quot;formattedCitation&quot;:&quot;[@lave_situating_1991]&quot;}} RNDomqjnyxqsd"/>&lt;Do Zotero Refresh: [@lave_situating_1991]&gt;<text:reference-mark-end text:name="ZOTERO_ITEM CSL_CITATION {&quot;citationItems&quot;:[{&quot;prefix&quot;:&quot;&quot;,&quot;id&quot;:218,&quot;suffix&quot;:&quot;&quot;,&quot;itemData&quot;:{&quot;author&quot;:[{&quot;given&quot;:&quot;Jean&quot;,&quot;family&quot;:&quot;Lave&quot;}],&quot;source&quot;:&quot;Google Scholar&quot;,&quot;issued&quot;:{&quot;date-parts&quot;:[[1991]]},&quot;title&quot;:&quot;Situating learning in communities of practice&quot;,&quot;type&quot;:&quot;article-journal&quot;,&quot;container-title&quot;:&quot;Perspectives on socially shared cognition&quot;,&quot;volume&quot;:&quot;2&quot;,&quot;id&quot;:&quot;lave_situating_1991&quot;,&quot;citation-key&quot;:&quot;lave_situating_1991&quot;,&quot;page&quot;:&quot;63–82&quot;},&quot;uri&quot;:[&quot;http://zotero.org/users/1913249/items/CT2UFZ8Y&quot;],&quot;uris&quot;:[&quot;http://zotero.org/users/1913249/items/CT2UFZ8Y&quot;]}],&quot;citationID&quot;:&quot;kuuxfith&quot;,&quot;schema&quot;:&quot;https://github.com/citation-style-language/schema/raw/master/csl-citation.json&quot;,&quot;properties&quot;:{&quot;noteIndex&quot;:0,&quot;formattedCitation&quot;:&quot;[@lave_situating_1991]&quot;}} RNDomqjnyxqsd"/>, or as an observation stage of LOPI model <text:reference-mark-start text:name="ZOTERO_ITEM CSL_CITATION {&quot;citationItems&quot;:[{&quot;prefix&quot;:&quot;&quot;,&quot;id&quot;:3213,&quot;suffix&quot;:&quot;&quot;,&quot;itemData&quot;:{&quot;source&quot;:&quot;Crossref&quot;,&quot;title&quot;:&quot;Learning by Observing and Pitching In to Family and Community Endeavors: An Orientation&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citation-key&quot;:&quot;rogoff_learning_2014&quot;,&quot;DOI&quot;:&quot;10.1159/000356757&quot;,&quot;author&quot;:[{&quot;given&quot;:&quot;Barbara&quot;,&quot;family&quot;:&quot;Rogoff&quot;}],&quot;issued&quot;:{&quot;date-parts&quot;:[[2014]]},&quot;accessed&quot;:{&quot;date-parts&quot;:[[2019,4,6]]},&quot;container-title&quot;:&quot;Human Development&quot;,&quot;issue&quot;:&quot;2-3&quot;,&quot;title-short&quot;:&quot;Learning by Observing and Pitching In to Family and Community Endeavors&quot;,&quot;id&quot;:&quot;rogoff_learning_2014&quot;,&quot;URL&quot;:&quot;https://www.karger.com/Article/FullText/356757&quot;,&quot;page&quot;:&quot;69-81&quot;,&quot;language&quot;:&quot;en&quot;,&quot;type&quot;:&quot;article-journal&quot;},&quot;uri&quot;:[&quot;http://zotero.org/users/1913249/items/8AB5U8TV&quot;],&quot;uris&quot;:[&quot;http://zotero.org/users/1913249/items/8AB5U8TV&quot;]}],&quot;citationID&quot;:&quot;pagduekd&quot;,&quot;schema&quot;:&quot;https://github.com/citation-style-language/schema/raw/master/csl-citation.json&quot;,&quot;properties&quot;:{&quot;noteIndex&quot;:0,&quot;formattedCitation&quot;:&quot;[@rogoff_learning_2014]&quot;}} RNDczfnvphqnm"/>&lt;Do Zotero Refresh: [@rogoff_learning_2014]&gt;<text:reference-mark-end text:name="ZOTERO_ITEM CSL_CITATION {&quot;citationItems&quot;:[{&quot;prefix&quot;:&quot;&quot;,&quot;id&quot;:3213,&quot;suffix&quot;:&quot;&quot;,&quot;itemData&quot;:{&quot;source&quot;:&quot;Crossref&quot;,&quot;title&quot;:&quot;Learning by Observing and Pitching In to Family and Community Endeavors: An Orientation&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citation-key&quot;:&quot;rogoff_learning_2014&quot;,&quot;DOI&quot;:&quot;10.1159/000356757&quot;,&quot;author&quot;:[{&quot;given&quot;:&quot;Barbara&quot;,&quot;family&quot;:&quot;Rogoff&quot;}],&quot;issued&quot;:{&quot;date-parts&quot;:[[2014]]},&quot;accessed&quot;:{&quot;date-parts&quot;:[[2019,4,6]]},&quot;container-title&quot;:&quot;Human Development&quot;,&quot;issue&quot;:&quot;2-3&quot;,&quot;title-short&quot;:&quot;Learning by Observing and Pitching In to Family and Community Endeavors&quot;,&quot;id&quot;:&quot;rogoff_learning_2014&quot;,&quot;URL&quot;:&quot;https://www.karger.com/Article/FullText/356757&quot;,&quot;page&quot;:&quot;69-81&quot;,&quot;language&quot;:&quot;en&quot;,&quot;type&quot;:&quot;article-journal&quot;},&quot;uri&quot;:[&quot;http://zotero.org/users/1913249/items/8AB5U8TV&quot;],&quot;uris&quot;:[&quot;http://zotero.org/users/1913249/items/8AB5U8TV&quot;]}],&quot;citationID&quot;:&quot;pagduekd&quot;,&quot;schema&quot;:&quot;https://github.com/citation-style-language/schema/raw/master/csl-citation.json&quot;,&quot;properties&quot;:{&quot;noteIndex&quot;:0,&quot;formattedCitation&quot;:&quot;[@rogoff_learning_2014]&quot;}} RNDczfnvphqnm"/>.</text:p>
      <text:p text:style-name="Text_20_body">Indeed while this arrangement seems mutually suitable, the possibility for children to not engage in community activities is seen by Rogoff <text:reference-mark-start text:name="ZOTERO_ITEM CSL_CITATION {&quot;citationItems&quot;:[{&quot;prefix&quot;:&quot;&quot;,&quot;suffix&quot;:&quot;&quot;,&quot;id&quot;:3370,&quot;suppress-author&quot;:true,&quot;itemData&quot;:{&quot;author&quot;:[{&quot;given&quot;:&quot;Barbara&quot;,&quot;family&quot;:&quot;Rogoff&quot;}],&quot;source&quot;:&quot;Library of Congress ISBN&quot;,&quot;issued&quot;:{&quot;date-parts&quot;:[[2003]]},&quot;event-place&quot;:&quot;Oxford [UK] ;a New York&quot;,&quot;type&quot;:&quot;book&quot;,&quot;ISBN&quot;:&quot;978-0-19-513133-8&quot;,&quot;title&quot;:&quot;The cultural nature of human development&quot;,&quot;publisher-place&quot;:&quot;Oxford [UK] ;a New York&quot;,&quot;publisher&quot;:&quot;Oxford University Press&quot;,&quot;id&quot;:&quot;rogoff_cultural_2003&quot;,&quot;number-of-pages&quot;:&quot;434&quot;,&quot;citation-key&quot;:&quot;rogoff_cultural_2003&quot;,&quot;language&quot;:&quot;en&quot;,&quot;call-number&quot;:&quot;HM686 .R64 2003&quot;},&quot;uri&quot;:[&quot;http://zotero.org/users/1913249/items/MPJ5DJQJ&quot;],&quot;uris&quot;:[&quot;http://zotero.org/users/1913249/items/MPJ5DJQJ&quot;]},{&quot;prefix&quot;:&quot;&quot;,&quot;suffix&quot;:&quot;&quot;,&quot;id&quot;:8882,&quot;suppress-author&quot;:true,&quot;itemData&quot;:{&quot;source&quot;:&quot;DOI.org (Crossref)&quot;,&quot;title&quot;:&quot;The Organization of Informal Learning&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citation-key&quot;:&quot;rogoff_organization_2016&quot;,&quot;DOI&quot;:&quot;10.3102/0091732X16680994&quot;,&quot;author&quot;:[{&quot;given&quot;:&quot;Barbara&quot;,&quot;family&quot;:&quot;Rogoff&quot;},{&quot;given&quot;:&quot;Maureen&quot;,&quot;family&quot;:&quot;Callanan&quot;},{&quot;given&quot;:&quot;Kris D.&quot;,&quot;family&quot;:&quot;Gutiérrez&quot;},{&quot;given&quot;:&quot;Frederick&quot;,&quot;family&quot;:&quot;Erickson&quot;}],&quot;issued&quot;:{&quot;date-parts&quot;:[[2016,3]]},&quot;accessed&quot;:{&quot;date-parts&quot;:[[2023,2,16]]},&quot;container-title&quot;:&quot;Review of Research in Education&quot;,&quot;issue&quot;:&quot;1&quot;,&quot;URL&quot;:&quot;http://journals.sagepub.com/doi/10.3102/0091732X16680994&quot;,&quot;id&quot;:&quot;rogoff_organization_2016&quot;,&quot;type&quot;:&quot;article-journal&quot;,&quot;page&quot;:&quot;356-401&quot;,&quot;language&quot;:&quot;en&quot;,&quot;container-title-short&quot;:&quot;Review of Research in Education&quot;},&quot;uri&quot;:[&quot;http://zotero.org/users/1913249/items/Q2M28PQC&quot;],&quot;uris&quot;:[&quot;http://zotero.org/users/1913249/items/Q2M28PQC&quot;]}],&quot;citationID&quot;:&quot;zhunukxh&quot;,&quot;schema&quot;:&quot;https://github.com/citation-style-language/schema/raw/master/csl-citation.json&quot;,&quot;properties&quot;:{&quot;noteIndex&quot;:0,&quot;formattedCitation&quot;:&quot;[-@rogoff_cultural_2003; -@rogoff_organization_2016]&quot;}} RNDjvxbyncerx"/>&lt;Do Zotero Refresh: [-@rogoff_cultural_2003; -@rogoff_organization_2016]&gt;<text:reference-mark-end text:name="ZOTERO_ITEM CSL_CITATION {&quot;citationItems&quot;:[{&quot;prefix&quot;:&quot;&quot;,&quot;suffix&quot;:&quot;&quot;,&quot;id&quot;:3370,&quot;suppress-author&quot;:true,&quot;itemData&quot;:{&quot;author&quot;:[{&quot;given&quot;:&quot;Barbara&quot;,&quot;family&quot;:&quot;Rogoff&quot;}],&quot;source&quot;:&quot;Library of Congress ISBN&quot;,&quot;issued&quot;:{&quot;date-parts&quot;:[[2003]]},&quot;event-place&quot;:&quot;Oxford [UK] ;a New York&quot;,&quot;type&quot;:&quot;book&quot;,&quot;ISBN&quot;:&quot;978-0-19-513133-8&quot;,&quot;title&quot;:&quot;The cultural nature of human development&quot;,&quot;publisher-place&quot;:&quot;Oxford [UK] ;a New York&quot;,&quot;publisher&quot;:&quot;Oxford University Press&quot;,&quot;id&quot;:&quot;rogoff_cultural_2003&quot;,&quot;number-of-pages&quot;:&quot;434&quot;,&quot;citation-key&quot;:&quot;rogoff_cultural_2003&quot;,&quot;language&quot;:&quot;en&quot;,&quot;call-number&quot;:&quot;HM686 .R64 2003&quot;},&quot;uri&quot;:[&quot;http://zotero.org/users/1913249/items/MPJ5DJQJ&quot;],&quot;uris&quot;:[&quot;http://zotero.org/users/1913249/items/MPJ5DJQJ&quot;]},{&quot;prefix&quot;:&quot;&quot;,&quot;suffix&quot;:&quot;&quot;,&quot;id&quot;:8882,&quot;suppress-author&quot;:true,&quot;itemData&quot;:{&quot;source&quot;:&quot;DOI.org (Crossref)&quot;,&quot;title&quot;:&quot;The Organization of Informal Learning&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citation-key&quot;:&quot;rogoff_organization_2016&quot;,&quot;DOI&quot;:&quot;10.3102/0091732X16680994&quot;,&quot;author&quot;:[{&quot;given&quot;:&quot;Barbara&quot;,&quot;family&quot;:&quot;Rogoff&quot;},{&quot;given&quot;:&quot;Maureen&quot;,&quot;family&quot;:&quot;Callanan&quot;},{&quot;given&quot;:&quot;Kris D.&quot;,&quot;family&quot;:&quot;Gutiérrez&quot;},{&quot;given&quot;:&quot;Frederick&quot;,&quot;family&quot;:&quot;Erickson&quot;}],&quot;issued&quot;:{&quot;date-parts&quot;:[[2016,3]]},&quot;accessed&quot;:{&quot;date-parts&quot;:[[2023,2,16]]},&quot;container-title&quot;:&quot;Review of Research in Education&quot;,&quot;issue&quot;:&quot;1&quot;,&quot;URL&quot;:&quot;http://journals.sagepub.com/doi/10.3102/0091732X16680994&quot;,&quot;id&quot;:&quot;rogoff_organization_2016&quot;,&quot;type&quot;:&quot;article-journal&quot;,&quot;page&quot;:&quot;356-401&quot;,&quot;language&quot;:&quot;en&quot;,&quot;container-title-short&quot;:&quot;Review of Research in Education&quot;},&quot;uri&quot;:[&quot;http://zotero.org/users/1913249/items/Q2M28PQC&quot;],&quot;uris&quot;:[&quot;http://zotero.org/users/1913249/items/Q2M28PQC&quot;]}],&quot;citationID&quot;:&quot;zhunukxh&quot;,&quot;schema&quot;:&quot;https://github.com/citation-style-language/schema/raw/master/csl-citation.json&quot;,&quot;properties&quot;:{&quot;noteIndex&quot;:0,&quot;formattedCitation&quot;:&quot;[-@rogoff_cultural_2003; -@rogoff_organization_2016]&quot;}} RNDjvxbyncerx"/> as an important characteristics in participation based models of learning.</text:p>
      <text:h text:style-name="Heading_20_3" text:outline-level="3"><text:bookmark-start text:name="gdps-supporting-ideation-processes"/>GDPs supporting ideation processes<text:bookmark-end text:name="gdps-supporting-ideation-processes"/></text:h>
      <text:p text:style-name="First_20_paragraph">The design chapter explored the tension between reduced choice of genre of game,</text:p>
      <text:p text:style-name="Text_20_body">The provision of the menu of GDPs saw a rapid increase in speed or decrease in time spend in ideation phase.</text:p>
      <text:h text:style-name="Heading_20_4" text:outline-level="4"><text:bookmark-start text:name="paper-prototyping"/>Paper prototyping<text:bookmark-end text:nam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10">
        <text:list-item>
          <text:p text:style-name="P128">Fi and Ma also discuss the use of paper to clarify initial GDP ideas in interview data.</text:p>
        </text:list-item>
        <text:list-item>
          <text:p text:style-name="P128">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other-ideation-methods-supported-gdps"/>Other ideation methods supported GDPs<text:bookmark-end text:name="other-ideation-methods-supported-gdps"/></text:h>
      <text:p text:style-name="First_20_paragraph"><text:span text:style-name="T1">Exploring the granular and grokkable nature of GDPs</text:span></text:p>
      <text:p text:style-name="Text_20_body">Another example of ideation helped by GDPs is the following example which shows Te and Da are creating a new tilemap for a maze game. Te is able to map existing knowledge of tools and home knowledge of the kid of game he is imagining to rapidly make revisions.</text:p>
      <text:p text:style-name="P129">They thinking of a feature – wrap around like Pac-man</text:p>
      <text:p text:style-name="P130">Da – Yeah we can do that. Save that for version 1.1</text:p>
      <text:p text:style-name="P131"/>
      <text:p text:style-name="P132">Da – what’s the theme</text:p>
      <text:p text:style-name="P133">Da – sketch it on paper?</text:p>
      <text:p text:style-name="P134">Te – I’m just going with it.</text:p>
      <text:p text:style-name="First_20_paragraph">As aligned with the learning design principle of rapid feedback, changes in the code which Te is altering to impact on the new design pattern of a top down game, are immediately apparent in the preview window.</text:p>
      <text:p text:style-name="Text_20_body">As such, Te does not feel the need to prototype on paper. GDPs if well designed can be accessible in this grokkable way.</text:p>
      <text:p text:style-name="Text_20_body">The term grok is used here to indicate an embodied, intuative understanding that mirrors the concept of deep learning. https://en.wikipedia.org/wiki/Grok</text:p>
      <text:p text:style-name="Text_20_body">Repeated practice is an important part of this process.</text:p>
      <text:p text:style-name="Text_20_body">Other examples of grokking concept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search (set up for discussion on this)</text:p>
      <text:p text:style-name="Text_20_body">I found many examples of pair partners and peers nudging others into imagining others user experience to suggest game design alterations of additions.</text:p>
      <text:p text:style-name="Text_20_body">In the starting vignette of the chapter both Th and Sh imagine the user experience and begin a conflict over it.</text:p>
      <text:p text:style-name="Text_20_body">Once the code for the new game mechanic has been added, the child is guided to take on challenge of making smaller changes that give rapid feedback. To aid the process the parent navigates to a particular part of the code for child to alter design. The changes the child makes have a large impact on the end users experience.</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PRIORITY HIGH Find other examples…</text:p>
      <text:h text:style-name="Heading_20_4" text:outline-level="4"><text:bookmark-start text:name="discussion-on-designing-for-others"/>Discussion on designing for others<text:bookmark-end text:name="discussion-on-designing-for-others"/></text:h>
      <text:p text:style-name="First_20_paragraph">Shifts can be described as shifting between levels of activity if viewing activity through an AT lens that encompasses nested levels of activity system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p text:style-name="Text_20_body">We have explored in the literature review the value of design as a process, to see surrounding world as a designed experience, Latour. Other researchers propose that early (all) stages of ask and imagine are more productive when informed by a realistic sense of what the end user experience is.</text:p>
      <text:p text:style-name="Text_20_body">I also propose that the use of GDP as a unit of activity may help the overall process of design for others by providing the FOLLOWING</text:p>
      <text:list text:style-name="L11">
        <text:list-item>
          <text:p text:style-name="P135">discreet and clear goals which are nested in the wider goal of making an engaging game</text:p>
        </text:list-item>
        <text:list-item>
          <text:p text:style-name="P135">clear terms to use as a lingua-franca during self testing and playtesting.</text:p>
        </text:list-item>
      </text:list>
      <text:h text:style-name="Heading_20_3" text:outline-level="3"><text:bookmark-start text:name="gdp-driving-adoption-of-technical-processes"/>GDP driving adoption of technical processes<text:bookmark-end text:name="gdp-driving-adoption-of-technical-processes"/></text:h>
      <text:p text:style-name="First_20_paragraph">The emergence of technical processes happens particularly on a pair level. It is at times motivated or sustained by a drive to implement or complete a GDP.</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P136">Mi continues to do solo design using the Piskel graphical too. She encounters a design problem. When erasing a part of the design she gets rid of background colour.</text:p>
      <text:p text:style-name="P137">Mi asks for help from partner but receives misleading advice which does not help her progress.</text:p>
      <text:p text:style-name="P138"/>
      <text:p text:style-name="P139">Mi – Oh no it’s not done that has it?</text:p>
      <text:p text:style-name="P140"/>
      <text:p text:style-name="P141">Mi calls the name of her child across room with theatrical gesture and loud whisper voice</text:p>
      <text:p text:style-name="P142">Mi – “Ne!”</text:p>
      <text:p text:style-name="P143">Mi then makes face, wiggles head and shrugs at parent peer. The other parent laughs.</text:p>
      <text:p text:style-name="P144"/>
      <text:p text:style-name="P145">Ne arrives to help.</text:p>
      <text:p text:style-name="P146">Mi – I’m trying to delete them but they turn light grey.</text:p>
      <text:p text:style-name="P147">Ne – So you want to get rid of them?</text:p>
      <text:p text:style-name="P148">Mi – What are you doing? You have to tell me what you are doing so I can do it myself.</text:p>
      <text:p text:style-name="P149">Mi – laughs</text:p>
      <text:p text:style-name="P150">Ne – laughs.</text:p>
      <text:p text:style-name="P151">Mi – I’ll just have to keep shouting at you if you don’t tell me. <text:s text:c="1"/></text:p>
      <text:p text:style-name="P152">Ne uses the mouse to select the grey background colour with the colour picker tool, then the pen tool to fill in gaps in the design. She then swaps the active colour back from grey to black by clicking the option to swap foreground and background colours.</text:p>
      <text:p text:style-name="P153">Mi - How did you do that so quickly? I’ve got to like, carefully... (makes hand gestures to show a sense of hesitant keyboard use)</text:p>
      <text:p text:style-name="P154">Parent peer laughs</text:p>
      <text:p text:style-name="P155">Ne bounces up in place and smiles broadly.</text:p>
      <text:p text:style-name="P156">Mi- Thanks</text:p>
      <text:p text:style-name="P157">Mi – So am I like back with the black now? <text:s text:c="1"/></text:p>
      <text:p text:style-name="P158">Ne – Yeah but if you want to delete it just press X (which switches between foreground and background colours) and then do it.</text:p>
      <text:p text:style-name="P159">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text:p>
      <text:p text:style-name="Text_20_body">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160">Mi - Ne!, Ne! Ne.</text:p>
      <text:p text:style-name="P161"/>
      <text:p text:style-name="P162">Mi: Do you know how to get it in the game?</text:p>
      <text:p text:style-name="P163">Ne: Oh my god!</text:p>
      <text:p text:style-name="P164">Mi: Well . First of all save it to the gallery. How do you save it?</text:p>
      <text:p text:style-name="P165">Ah there you are. Save it.</text:p>
      <text:p text:style-name="P166">Is it saved?</text:p>
      <text:p text:style-name="P167">Right now export it.</text:p>
      <text:p text:style-name="P168">Ne: Do you even know what export means? <text:s text:c="1"/></text:p>
      <text:p text:style-name="P169">Mi: I know what export means!</text:p>
      <text:p text:style-name="P170">Ne- Ok then smartie pants.</text:p>
      <text:p text:style-name="First_20_paragraph">the ineraction also shows positive affect of child. her role in the community can be explored here.</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There are many other examples of processes being driven by desire to adopt an new GDP or more frequently to make frequent alterations to one that has a significant impact on player experience.</text:p>
      <text:p text:style-name="Text_20_body">A fluid navigation to the relevant area of code to make key changes, especially level design is shown in vignette A by Sh.</text:p>
      <text:p text:style-name="Text_20_body">A similar fluidity of navigation between playing and coding window shown by all younger participants and many adults.</text:p>
      <text:h text:style-name="Heading_20_2" text:outline-level="2"><text:bookmark-start text:name="the-use-of-gdps-explored-from-a-personal-focus"/>The use of GDPs explored from a personal focus<text:bookmark-end text:name="the-use-of-gdps-explored-from-a-personal-focus"/></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citationItems&quot;:[{&quot;prefix&quot;:&quot;&quot;,&quot;id&quot;:3402,&quot;suffix&quot;:&quot;&quot;,&quot;itemData&quot;:{&quot;author&quot;:[{&quot;given&quot;:&quot;Barbara&quot;,&quot;family&quot;:&quot;Rogoff&quot;}],&quot;collection-title&quot;:&quot;Learning in doing: Social, cognitive, and computational aspects&quot;,&quot;source&quot;:&quot;APA PsycNet&quot;,&quot;issued&quot;:{&quot;date-parts&quot;:[[1995]]},&quot;event-place&quot;:&quot;New York, NY, US&quot;,&quot;type&quot;:&quot;chapter&quot;,&quot;container-title&quot;:&quot;Sociocultural studies of mind&quot;,&quot;title&quot;:&quot;Observing sociocultural activity on three planes: Participatory appropriation, guided participation, and apprenticeship&quot;,&quot;title-short&quot;:&quot;Observing sociocultural activity on three planes&quot;,&quot;id&quot;:&quot;rogoff_observing_1995-1&quot;,&quot;publisher-place&quot;:&quot;New York, NY, US&quot;,&quot;citation-key&quot;:&quot;rogoff_observing_1995-1&quot;,&quot;publisher&quot;:&quot;Cambridge University Press&quot;,&quot;page&quot;:&quot;139-164&quot;},&quot;uri&quot;:[&quot;http://zotero.org/users/1913249/items/ZMN79J65&quot;],&quot;uris&quot;:[&quot;http://zotero.org/users/1913249/items/ZMN79J65&quot;]}],&quot;citationID&quot;:&quot;jbalbgzx&quot;,&quot;schema&quot;:&quot;https://github.com/citation-style-language/schema/raw/master/csl-citation.json&quot;,&quot;properties&quot;:{&quot;noteIndex&quot;:0,&quot;formattedCitation&quot;:&quot;[@rogoff_observing_1995-1]&quot;}} RNDwgojtnrnbl"/>&lt;Do Zotero Refresh: [@rogoff_observing_1995-1]&gt;<text:reference-mark-end text:name="ZOTERO_ITEM CSL_CITATION {&quot;citationItems&quot;:[{&quot;prefix&quot;:&quot;&quot;,&quot;id&quot;:3402,&quot;suffix&quot;:&quot;&quot;,&quot;itemData&quot;:{&quot;author&quot;:[{&quot;given&quot;:&quot;Barbara&quot;,&quot;family&quot;:&quot;Rogoff&quot;}],&quot;collection-title&quot;:&quot;Learning in doing: Social, cognitive, and computational aspects&quot;,&quot;source&quot;:&quot;APA PsycNet&quot;,&quot;issued&quot;:{&quot;date-parts&quot;:[[1995]]},&quot;event-place&quot;:&quot;New York, NY, US&quot;,&quot;type&quot;:&quot;chapter&quot;,&quot;container-title&quot;:&quot;Sociocultural studies of mind&quot;,&quot;title&quot;:&quot;Observing sociocultural activity on three planes: Participatory appropriation, guided participation, and apprenticeship&quot;,&quot;title-short&quot;:&quot;Observing sociocultural activity on three planes&quot;,&quot;id&quot;:&quot;rogoff_observing_1995-1&quot;,&quot;publisher-place&quot;:&quot;New York, NY, US&quot;,&quot;citation-key&quot;:&quot;rogoff_observing_1995-1&quot;,&quot;publisher&quot;:&quot;Cambridge University Press&quot;,&quot;page&quot;:&quot;139-164&quot;},&quot;uri&quot;:[&quot;http://zotero.org/users/1913249/items/ZMN79J65&quot;],&quot;uris&quot;:[&quot;http://zotero.org/users/1913249/items/ZMN79J65&quot;]}],&quot;citationID&quot;:&quot;jbalbgzx&quot;,&quot;schema&quot;:&quot;https://github.com/citation-style-language/schema/raw/master/csl-citation.json&quot;,&quot;properties&quot;:{&quot;noteIndex&quot;:0,&quot;formattedCitation&quot;:&quot;[@rogoff_observing_1995-1]&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 In this section the processes of personal appropriation of experience and knowledge emerging from game making are examined closely in relation to participants experience of GDPs.</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1">Reflection on debugging:</text:span></text:p>
      <text:p text:style-name="Text_20_body">The experience of debugging appears to be a particular practice evoking certain feelings. frustration and elation See kinds of errors ??</text:p>
      <text:p text:style-name="Text_20_body"><text:span text:style-name="T1">Building fluidity on process.</text:span></text:p>
      <text:p text:style-name="Text_20_body">The use of these tools and processes are introduced to solve a particular problem in 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gdps-as-a-way-to-surface-and-discuss-computational-thinking-and-systems-concepts"/>GDPs as a way to surface and discuss Computational Thinking and Systems Concepts<text:bookmark-end text:name="gdps-as-a-way-to-surface-and-discuss-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use-of-gdps-in-personal-dimensions-of-community-participation"/>Use of GDPs in personal dimensions of community participation<text:bookmark-end text:name="use-of-gdps-in-personal-dimensions-of-community-participation"/></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p text:style-name="Text_20_body"><text:span text:style-name="T1">Discussion on Personal Focus</text:span></text:p>
      <text:p text:style-name="Text_20_body">NOTE - Sumarise this and shift to another section.</text:p>
      <text:p text:style-name="Text_20_body">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My work on a learning dimensions framework for this intervention was driven by integration with curriculum based learning settings to devise a map - similar to drive of Bevan and colleagues to justify learning happening in science-focused tinkering exhibits in museums <text:reference-mark-start text:name="ZOTERO_ITEM CSL_CITATION {&quot;citationItems&quot;:[{&quot;prefix&quot;:&quot;&quot;,&quot;suffix&quot;:&quot;&quot;,&quot;id&quot;:1904,&quot;suppress-author&quot;:true,&quot;itemData&quot;:{&quot;source&quot;:&quot;CrossRef&quot;,&quot;title&quot;:&quot;Learning Through STEM-Rich Tinkering: Findings From a Jointly Negotiated Research Project Taken Up in Practice&quot;,&quot;ISSN&quot;:&quot;00368326&quot;,&quot;volume&quot;:&quot;99&quot;,&quot;citation-key&quot;:&quot;bevan_learning_2015&quot;,&quot;DOI&quot;:&quot;10.1002/sce.21151&quot;,&quot;author&quot;:[{&quot;given&quot;:&quot;Bronwyn&quot;,&quot;family&quot;:&quot;Bevan&quot;},{&quot;given&quot;:&quot;Joshua P.&quot;,&quot;family&quot;:&quot;Gutwill&quot;},{&quot;given&quot;:&quot;Mike&quot;,&quot;family&quot;:&quot;Petrich&quot;},{&quot;given&quot;:&quot;Karen&quot;,&quot;family&quot;:&quot;Wilkinson&quot;}],&quot;issued&quot;:{&quot;date-parts&quot;:[[2015,1]]},&quot;accessed&quot;:{&quot;date-parts&quot;:[[2017,10,14]]},&quot;container-title&quot;:&quot;Science Education&quot;,&quot;issue&quot;:&quot;1&quot;,&quot;title-short&quot;:&quot;Learning Through STEM-Rich Tinkering&quot;,&quot;id&quot;:&quot;bevan_learning_2015&quot;,&quot;URL&quot;:&quot;http://doi.wiley.com/10.1002/sce.21151&quot;,&quot;page&quot;:&quot;98-120&quot;,&quot;language&quot;:&quot;en&quot;,&quot;type&quot;:&quot;article-journal&quot;},&quot;uri&quot;:[&quot;http://zotero.org/users/1913249/items/AKPP78D8&quot;],&quot;uris&quot;:[&quot;http://zotero.org/users/1913249/items/AKPP78D8&quot;]},{&quot;prefix&quot;:&quot;&quot;,&quot;suffix&quot;:&quot;&quot;,&quot;id&quot;:8525,&quot;suppress-author&quot;:true,&quot;itemData&quot;:{&quot;author&quot;:[{&quot;given&quot;:&quot;Mike&quot;,&quot;family&quot;:&quot;Petrich&quot;},{&quot;given&quot;:&quot;Karen&quot;,&quot;family&quot;:&quot;Wilkinson&quot;},{&quot;given&quot;:&quot;Bronwyn&quot;,&quot;family&quot;:&quot;Bevan&quot;}],&quot;publisher&quot;:&quot;Routledge&quot;,&quot;issued&quot;:{&quot;date-parts&quot;:[[2013]]},&quot;event-place&quot;:&quot;New York&quot;,&quot;type&quot;:&quot;chapter&quot;,&quot;container-title&quot;:&quot;Design, Make, Play&quot;,&quot;abstract&quot;:&quot;It Looks Like Fun, But Are They Learning? - 1&quot;,&quot;title&quot;:&quot;It looks like fun, but are they learning?&quot;,&quot;publisher-place&quot;:&quot;New York&quot;,&quot;volume&quot;:&quot;1&quot;,&quot;id&quot;:&quot;petrich_it_2013&quot;,&quot;page&quot;:&quot;21&quot;,&quot;citation-key&quot;:&quot;petrich_it_2013&quot;,&quot;number-of-pages&quot;:&quot;21&quot;,&quot;ISBN&quot;:&quot;978-0-203-10835-2&quot;},&quot;uri&quot;:[&quot;http://zotero.org/users/1913249/items/UTZ7BGSU&quot;],&quot;uris&quot;:[&quot;http://zotero.org/users/1913249/items/UTZ7BGSU&quot;]}],&quot;citationID&quot;:&quot;yyshtqjr&quot;,&quot;schema&quot;:&quot;https://github.com/citation-style-language/schema/raw/master/csl-citation.json&quot;,&quot;properties&quot;:{&quot;noteIndex&quot;:0,&quot;formattedCitation&quot;:&quot;[-@bevan_learning_2015; -@petrich_it_2013]&quot;}} RNDelwvifxjry"/>&lt;Do Zotero Refresh: [-@bevan_learning_2015; -@petrich_it_2013]&gt;<text:reference-mark-end text:name="ZOTERO_ITEM CSL_CITATION {&quot;citationItems&quot;:[{&quot;prefix&quot;:&quot;&quot;,&quot;suffix&quot;:&quot;&quot;,&quot;id&quot;:1904,&quot;suppress-author&quot;:true,&quot;itemData&quot;:{&quot;source&quot;:&quot;CrossRef&quot;,&quot;title&quot;:&quot;Learning Through STEM-Rich Tinkering: Findings From a Jointly Negotiated Research Project Taken Up in Practice&quot;,&quot;ISSN&quot;:&quot;00368326&quot;,&quot;volume&quot;:&quot;99&quot;,&quot;citation-key&quot;:&quot;bevan_learning_2015&quot;,&quot;DOI&quot;:&quot;10.1002/sce.21151&quot;,&quot;author&quot;:[{&quot;given&quot;:&quot;Bronwyn&quot;,&quot;family&quot;:&quot;Bevan&quot;},{&quot;given&quot;:&quot;Joshua P.&quot;,&quot;family&quot;:&quot;Gutwill&quot;},{&quot;given&quot;:&quot;Mike&quot;,&quot;family&quot;:&quot;Petrich&quot;},{&quot;given&quot;:&quot;Karen&quot;,&quot;family&quot;:&quot;Wilkinson&quot;}],&quot;issued&quot;:{&quot;date-parts&quot;:[[2015,1]]},&quot;accessed&quot;:{&quot;date-parts&quot;:[[2017,10,14]]},&quot;container-title&quot;:&quot;Science Education&quot;,&quot;issue&quot;:&quot;1&quot;,&quot;title-short&quot;:&quot;Learning Through STEM-Rich Tinkering&quot;,&quot;id&quot;:&quot;bevan_learning_2015&quot;,&quot;URL&quot;:&quot;http://doi.wiley.com/10.1002/sce.21151&quot;,&quot;page&quot;:&quot;98-120&quot;,&quot;language&quot;:&quot;en&quot;,&quot;type&quot;:&quot;article-journal&quot;},&quot;uri&quot;:[&quot;http://zotero.org/users/1913249/items/AKPP78D8&quot;],&quot;uris&quot;:[&quot;http://zotero.org/users/1913249/items/AKPP78D8&quot;]},{&quot;prefix&quot;:&quot;&quot;,&quot;suffix&quot;:&quot;&quot;,&quot;id&quot;:8525,&quot;suppress-author&quot;:true,&quot;itemData&quot;:{&quot;author&quot;:[{&quot;given&quot;:&quot;Mike&quot;,&quot;family&quot;:&quot;Petrich&quot;},{&quot;given&quot;:&quot;Karen&quot;,&quot;family&quot;:&quot;Wilkinson&quot;},{&quot;given&quot;:&quot;Bronwyn&quot;,&quot;family&quot;:&quot;Bevan&quot;}],&quot;publisher&quot;:&quot;Routledge&quot;,&quot;issued&quot;:{&quot;date-parts&quot;:[[2013]]},&quot;event-place&quot;:&quot;New York&quot;,&quot;type&quot;:&quot;chapter&quot;,&quot;container-title&quot;:&quot;Design, Make, Play&quot;,&quot;abstract&quot;:&quot;It Looks Like Fun, But Are They Learning? - 1&quot;,&quot;title&quot;:&quot;It looks like fun, but are they learning?&quot;,&quot;publisher-place&quot;:&quot;New York&quot;,&quot;volume&quot;:&quot;1&quot;,&quot;id&quot;:&quot;petrich_it_2013&quot;,&quot;page&quot;:&quot;21&quot;,&quot;citation-key&quot;:&quot;petrich_it_2013&quot;,&quot;number-of-pages&quot;:&quot;21&quot;,&quot;ISBN&quot;:&quot;978-0-203-10835-2&quot;},&quot;uri&quot;:[&quot;http://zotero.org/users/1913249/items/UTZ7BGSU&quot;],&quot;uris&quot;:[&quot;http://zotero.org/users/1913249/items/UTZ7BGSU&quot;]}],&quot;citationID&quot;:&quot;yyshtqjr&quot;,&quot;schema&quot;:&quot;https://github.com/citation-style-language/schema/raw/master/csl-citation.json&quot;,&quot;properties&quot;:{&quot;noteIndex&quot;:0,&quot;formattedCitation&quot;:&quot;[-@bevan_learning_2015; -@petrich_it_2013]&quot;}} RNDelwvifxjry"/></text:p>
      <text:p text:style-name="Text_20_body">In AT the change of activity is a shift in scope of activity system. Different AT scopes allow for different use of volitional TADS. Different affordences are presented.</text:p>
      <text:p text:style-name="Text_20_body">For example metacognitive activities could be developed to link completion of each GDP with a reflective activity to expressly explore CT and systems.</text:p>
      <text:p text:style-name="Text_20_body">When I consult my journal, there is a ongoing reluctance to shift learners and to focus on more abstract knowledge. I propose that imposed shifts of focus/scope may be disorientating to the learner.</text:p>
      <text:p text:style-name="Text_20_body">Instead, learners should take charge, Also when directing attention back on track GDPs is more linked to main mission Although the full picture is more nuanced. </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In teaching computing pedagogy the concepts of levels of abstraction is explored in some depth with an aim of <text:reference-mark-start text:name="ZOTERO_ITEM CSL_CITATION {&quot;citationItems&quot;:[{&quot;prefix&quot;:&quot;&quot;,&quot;id&quot;:7838,&quot;suffix&quot;:&quot;&quot;,&quot;itemData&quot;:{&quot;publisher&quot;:&quot;ACM Press&quot;,&quot;source&quot;:&quot;DOI.org (Crossref)&quot;,&quot;title&quot;:&quot;Teaching Abstract Thinking in Introduction to Computer Science for 7th Graders&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itation-key&quot;:&quot;statter_teaching_2016&quot;,&quot;DOI&quot;:&quot;10.1145/2978249.2978261&quot;,&quot;author&quot;:[{&quot;given&quot;:&quot;David&quot;,&quot;family&quot;:&quot;Statter&quot;},{&quot;given&quot;:&quot;Michal&quot;,&quot;family&quot;:&quot;Armoni&quot;}],&quot;issued&quot;:{&quot;date-parts&quot;:[[2016]]},&quot;event-place&quot;:&quot;M&amp;#252;nster, Germany&quot;,&quot;accessed&quot;:{&quot;date-parts&quot;:[[2020,11,12]]},&quot;container-title&quot;:&quot;Proceedings of the 11th Workshop in Primary and Secondary Computing Education on ZZZ - WiPSCE '16&quot;,&quot;ISBN&quot;:&quot;978-1-4503-4223-0&quot;,&quot;URL&quot;:&quot;http://dl.acm.org/citation.cfm?doid=2978249.2978261&quot;,&quot;id&quot;:&quot;statter_teaching_2016&quot;,&quot;publisher-place&quot;:&quot;M&amp;#252;nster, Germany&quot;,&quot;page&quot;:&quot;80-83&quot;,&quot;language&quot;:&quot;en&quot;,&quot;event-title&quot;:&quot;the 11th Workshop in Primary and Secondary Computing Education&quot;},&quot;uri&quot;:[&quot;http://zotero.org/users/1913249/items/94B8KBTT&quot;],&quot;uris&quot;:[&quot;http://zotero.org/users/1913249/items/94B8KBTT&quot;]},{&quot;prefix&quot;:&quot;&quot;,&quot;id&quot;:7828,&quot;suffix&quot;:&quot;&quot;,&quot;itemData&quot;:{&quot;publisher&quot;:&quot;ACM Press&quot;,&quot;source&quot;:&quot;DOI.org (Crossref)&quot;,&quot;title&quot;:&quot;Abstraction and common classroom activities&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DOI&quot;:&quot;10.1145/2978249.2978272&quot;,&quot;author&quot;:[{&quot;given&quot;:&quot;Jane&quot;,&quot;family&quot;:&quot;Waite&quot;},{&quot;given&quot;:&quot;Paul&quot;,&quot;family&quot;:&quot;Curzon&quot;},{&quot;given&quot;:&quot;William&quot;,&quot;family&quot;:&quot;Marsh&quot;},{&quot;given&quot;:&quot;Sue&quot;,&quot;family&quot;:&quot;Sentance&quot;}],&quot;issued&quot;:{&quot;date-parts&quot;:[[2016]]},&quot;event-place&quot;:&quot;M&amp;#252;nster, Germany&quot;,&quot;accessed&quot;:{&quot;date-parts&quot;:[[2020,11,12]]},&quot;container-title&quot;:&quot;Proceedings of the 11th Workshop in Primary and Secondary Computing Education on ZZZ - WiPSCE '16&quot;,&quot;ISBN&quot;:&quot;978-1-4503-4223-0&quot;,&quot;URL&quot;:&quot;http://dl.acm.org/citation.cfm?doid=2978249.2978272&quot;,&quot;id&quot;:&quot;waite_abstraction_2016&quot;,&quot;publisher-place&quot;:&quot;M&amp;#252;nster, Germany&quot;,&quot;page&quot;:&quot;112-113&quot;,&quot;language&quot;:&quot;en&quot;,&quot;event-title&quot;:&quot;the 11th Workshop in Primary and Secondary Computing Education&quot;},&quot;uri&quot;:[&quot;http://zotero.org/users/1913249/items/39JH9QJG&quot;],&quot;uris&quot;:[&quot;http://zotero.org/users/1913249/items/39JH9QJG&quot;]},{&quot;prefix&quot;:&quot;&quot;,&quot;id&quot;:7654,&quot;suffix&quot;:&quot;&quot;,&quot;itemData&quot;:{&quot;source&quot;:&quot;ijcses.org&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citation-key&quot;:&quot;waite_abstraction_2018-1&quot;,&quot;license&quot;:&quot;Copyright (c) 2018 Jane Lisa Waite, Paul Curzon, William Marsh, Sue Sentance, Alex Hadwen-Bennett&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2018,1,31]]},&quot;accessed&quot;:{&quot;date-parts&quot;:[[2020,10,17]]},&quot;container-title&quot;:&quot;International Journal of Computer Science Education in Schools&quot;,&quot;URL&quot;:&quot;https://ijcses.org/index.php/ijcses/article/view/23&quot;,&quot;issue&quot;:&quot;1&quot;,&quot;title-short&quot;:&quot;Abstraction in action&quot;,&quot;id&quot;:&quot;waite_abstraction_2018-1&quot;,&quot;type&quot;:&quot;article-journal&quot;,&quot;page&quot;:&quot;14-40&quot;,&quot;language&quot;:&quot;en&quot;,&quot;number&quot;:&quot;1&quot;},&quot;uri&quot;:[&quot;http://zotero.org/users/1913249/items/8KSA6TV2&quot;],&quot;uris&quot;:[&quot;http://zotero.org/users/1913249/items/8KSA6TV2&quot;]}],&quot;citationID&quot;:&quot;prwlykvr&quot;,&quot;schema&quot;:&quot;https://github.com/citation-style-language/schema/raw/master/csl-citation.json&quot;,&quot;properties&quot;:{&quot;noteIndex&quot;:0,&quot;formattedCitation&quot;:&quot;[@statter_teaching_2016; @waite_abstraction_2016; @waite_abstraction_2018-1]&quot;}} RNDxmfyxdwqlq"/>&lt;Do Zotero Refresh: [@statter_teaching_2016; @waite_abstraction_2016; @waite_abstraction_2018-1]&gt;<text:reference-mark-end text:name="ZOTERO_ITEM CSL_CITATION {&quot;citationItems&quot;:[{&quot;prefix&quot;:&quot;&quot;,&quot;id&quot;:7838,&quot;suffix&quot;:&quot;&quot;,&quot;itemData&quot;:{&quot;publisher&quot;:&quot;ACM Press&quot;,&quot;source&quot;:&quot;DOI.org (Crossref)&quot;,&quot;title&quot;:&quot;Teaching Abstract Thinking in Introduction to Computer Science for 7th Graders&quot;,&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itation-key&quot;:&quot;statter_teaching_2016&quot;,&quot;DOI&quot;:&quot;10.1145/2978249.2978261&quot;,&quot;author&quot;:[{&quot;given&quot;:&quot;David&quot;,&quot;family&quot;:&quot;Statter&quot;},{&quot;given&quot;:&quot;Michal&quot;,&quot;family&quot;:&quot;Armoni&quot;}],&quot;issued&quot;:{&quot;date-parts&quot;:[[2016]]},&quot;event-place&quot;:&quot;M&amp;#252;nster, Germany&quot;,&quot;accessed&quot;:{&quot;date-parts&quot;:[[2020,11,12]]},&quot;container-title&quot;:&quot;Proceedings of the 11th Workshop in Primary and Secondary Computing Education on ZZZ - WiPSCE '16&quot;,&quot;ISBN&quot;:&quot;978-1-4503-4223-0&quot;,&quot;URL&quot;:&quot;http://dl.acm.org/citation.cfm?doid=2978249.2978261&quot;,&quot;id&quot;:&quot;statter_teaching_2016&quot;,&quot;publisher-place&quot;:&quot;M&amp;#252;nster, Germany&quot;,&quot;page&quot;:&quot;80-83&quot;,&quot;language&quot;:&quot;en&quot;,&quot;event-title&quot;:&quot;the 11th Workshop in Primary and Secondary Computing Education&quot;},&quot;uri&quot;:[&quot;http://zotero.org/users/1913249/items/94B8KBTT&quot;],&quot;uris&quot;:[&quot;http://zotero.org/users/1913249/items/94B8KBTT&quot;]},{&quot;prefix&quot;:&quot;&quot;,&quot;id&quot;:7828,&quot;suffix&quot;:&quot;&quot;,&quot;itemData&quot;:{&quot;publisher&quot;:&quot;ACM Press&quot;,&quot;source&quot;:&quot;DOI.org (Crossref)&quot;,&quot;title&quot;:&quot;Abstraction and common classroom activities&quot;,&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itation-key&quot;:&quot;waite_abstraction_2016&quot;,&quot;DOI&quot;:&quot;10.1145/2978249.2978272&quot;,&quot;author&quot;:[{&quot;given&quot;:&quot;Jane&quot;,&quot;family&quot;:&quot;Waite&quot;},{&quot;given&quot;:&quot;Paul&quot;,&quot;family&quot;:&quot;Curzon&quot;},{&quot;given&quot;:&quot;William&quot;,&quot;family&quot;:&quot;Marsh&quot;},{&quot;given&quot;:&quot;Sue&quot;,&quot;family&quot;:&quot;Sentance&quot;}],&quot;issued&quot;:{&quot;date-parts&quot;:[[2016]]},&quot;event-place&quot;:&quot;M&amp;#252;nster, Germany&quot;,&quot;accessed&quot;:{&quot;date-parts&quot;:[[2020,11,12]]},&quot;container-title&quot;:&quot;Proceedings of the 11th Workshop in Primary and Secondary Computing Education on ZZZ - WiPSCE '16&quot;,&quot;ISBN&quot;:&quot;978-1-4503-4223-0&quot;,&quot;URL&quot;:&quot;http://dl.acm.org/citation.cfm?doid=2978249.2978272&quot;,&quot;id&quot;:&quot;waite_abstraction_2016&quot;,&quot;publisher-place&quot;:&quot;M&amp;#252;nster, Germany&quot;,&quot;page&quot;:&quot;112-113&quot;,&quot;language&quot;:&quot;en&quot;,&quot;event-title&quot;:&quot;the 11th Workshop in Primary and Secondary Computing Education&quot;},&quot;uri&quot;:[&quot;http://zotero.org/users/1913249/items/39JH9QJG&quot;],&quot;uris&quot;:[&quot;http://zotero.org/users/1913249/items/39JH9QJG&quot;]},{&quot;prefix&quot;:&quot;&quot;,&quot;id&quot;:7654,&quot;suffix&quot;:&quot;&quot;,&quot;itemData&quot;:{&quot;source&quot;:&quot;ijcses.org&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citation-key&quot;:&quot;waite_abstraction_2018-1&quot;,&quot;license&quot;:&quot;Copyright (c) 2018 Jane Lisa Waite, Paul Curzon, William Marsh, Sue Sentance, Alex Hadwen-Bennett&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2018,1,31]]},&quot;accessed&quot;:{&quot;date-parts&quot;:[[2020,10,17]]},&quot;container-title&quot;:&quot;International Journal of Computer Science Education in Schools&quot;,&quot;URL&quot;:&quot;https://ijcses.org/index.php/ijcses/article/view/23&quot;,&quot;issue&quot;:&quot;1&quot;,&quot;title-short&quot;:&quot;Abstraction in action&quot;,&quot;id&quot;:&quot;waite_abstraction_2018-1&quot;,&quot;type&quot;:&quot;article-journal&quot;,&quot;page&quot;:&quot;14-40&quot;,&quot;language&quot;:&quot;en&quot;,&quot;number&quot;:&quot;1&quot;},&quot;uri&quot;:[&quot;http://zotero.org/users/1913249/items/8KSA6TV2&quot;],&quot;uris&quot;:[&quot;http://zotero.org/users/1913249/items/8KSA6TV2&quot;]}],&quot;citationID&quot;:&quot;prwlykvr&quot;,&quot;schema&quot;:&quot;https://github.com/citation-style-language/schema/raw/master/csl-citation.json&quot;,&quot;properties&quot;:{&quot;noteIndex&quot;:0,&quot;formattedCitation&quot;:&quot;[@statter_teaching_2016; @waite_abstraction_2016; @waite_abstraction_2018-1]&quot;}} RNDxmfyxdwqlq"/>.</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prefix&quot;:&quot;&quot;,&quot;id&quot;:2973,&quot;suffix&quot;:&quot;&quot;,&quot;itemData&quot;:{&quot;source&quot;:&quot;DOI.org (Crossref)&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itation-key&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2018,1,31]]},&quot;accessed&quot;:{&quot;date-parts&quot;:[[2019,12,10]]},&quot;container-title&quot;:&quot;International Journal of Computer Science Education in Schools&quot;,&quot;URL&quot;:&quot;http://ijcses.org/index.php/ijcses/article/view/23&quot;,&quot;issue&quot;:&quot;1&quot;,&quot;title-short&quot;:&quot;Abstraction in action&quot;,&quot;id&quot;:&quot;waite_abstraction_2018&quot;,&quot;type&quot;:&quot;article-journal&quot;,&quot;page&quot;:&quot;14&quot;,&quot;language&quot;:&quot;en&quot;,&quot;container-title-short&quot;:&quot;IJCSES&quot;},&quot;uri&quot;:[&quot;http://zotero.org/users/1913249/items/5QGUDFAX&quot;],&quot;uris&quot;:[&quot;http://zotero.org/users/1913249/items/5QGUDFAX&quot;]}],&quot;citationID&quot;:&quot;huhlfeho&quot;,&quot;schema&quot;:&quot;https://github.com/citation-style-language/schema/raw/master/csl-citation.json&quot;,&quot;properties&quot;:{&quot;noteIndex&quot;:0,&quot;formattedCitation&quot;:&quot;[@waite_abstraction_2018]&quot;}} RNDkexcdmtzyr"/>&lt;Do Zotero Refresh: [@waite_abstraction_2018]&gt;<text:reference-mark-end text:name="ZOTERO_ITEM CSL_CITATION {&quot;citationItems&quot;:[{&quot;prefix&quot;:&quot;&quot;,&quot;id&quot;:2973,&quot;suffix&quot;:&quot;&quot;,&quot;itemData&quot;:{&quot;source&quot;:&quot;DOI.org (Crossref)&quot;,&quot;title&quot;:&quot;Abstraction in action: K-5 teachers' uses of levels of abstraction, particularly the design level, in teaching programming.&quot;,&quot;ISSN&quot;:&quot;2513-8359&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volume&quot;:&quot;2&quot;,&quot;citation-key&quot;:&quot;waite_abstraction_2018&quot;,&quot;DOI&quot;:&quot;10.21585/ijcses.v2i1.23&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2018,1,31]]},&quot;accessed&quot;:{&quot;date-parts&quot;:[[2019,12,10]]},&quot;container-title&quot;:&quot;International Journal of Computer Science Education in Schools&quot;,&quot;URL&quot;:&quot;http://ijcses.org/index.php/ijcses/article/view/23&quot;,&quot;issue&quot;:&quot;1&quot;,&quot;title-short&quot;:&quot;Abstraction in action&quot;,&quot;id&quot;:&quot;waite_abstraction_2018&quot;,&quot;type&quot;:&quot;article-journal&quot;,&quot;page&quot;:&quot;14&quot;,&quot;language&quot;:&quot;en&quot;,&quot;container-title-short&quot;:&quot;IJCSES&quot;},&quot;uri&quot;:[&quot;http://zotero.org/users/1913249/items/5QGUDFAX&quot;],&quot;uris&quot;:[&quot;http://zotero.org/users/1913249/items/5QGUDFAX&quot;]}],&quot;citationID&quot;:&quot;huhlfeho&quot;,&quot;schema&quot;:&quot;https://github.com/citation-style-language/schema/raw/master/csl-citation.json&quot;,&quot;properties&quot;:{&quot;noteIndex&quot;:0,&quot;formattedCitation&quot;:&quot;[@waite_abstraction_2018]&quot;}} RNDkexcdmtzyr"/>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tems&quot;:[{&quot;prefix&quot;:&quot;&quot;,&quot;id&quot;:48,&quot;suffix&quot;:&quot;&quot;,&quot;itemData&quot;:{&quot;source&quot;:&quot;DOI.org (Crossref)&quot;,&quot;title&quot;:&quot;Pattern Languages in HCI: A Critical Review&quot;,&quot;ISSN&quot;:&quot;0737-0024, 1532-705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citation-key&quot;:&quot;dearden_pattern_2006&quot;,&quot;DOI&quot;:&quot;10.1207/s15327051hci2101_3&quot;,&quot;author&quot;:[{&quot;given&quot;:&quot;Andy&quot;,&quot;family&quot;:&quot;Dearden&quot;},{&quot;given&quot;:&quot;Janet&quot;,&quot;family&quot;:&quot;Finlay&quot;}],&quot;issued&quot;:{&quot;date-parts&quot;:[[2006,3]]},&quot;accessed&quot;:{&quot;date-parts&quot;:[[2020,3,31]]},&quot;container-title&quot;:&quot;Human–Computer Interaction&quot;,&quot;URL&quot;:&quot;https://www.tandfonline.com/doi/full/10.1207/s15327051hci2101_3&quot;,&quot;issue&quot;:&quot;1&quot;,&quot;title-short&quot;:&quot;Pattern Languages in HCI&quot;,&quot;id&quot;:&quot;dearden_pattern_2006&quot;,&quot;type&quot;:&quot;article-journal&quot;,&quot;page&quot;:&quot;49-102&quot;,&quot;language&quot;:&quot;en&quot;,&quot;container-title-short&quot;:&quot;Human–Computer Interaction&quot;},&quot;uri&quot;:[&quot;http://zotero.org/users/1913249/items/6SGNVNII&quot;],&quot;uris&quot;:[&quot;http://zotero.org/users/1913249/items/6SGNVNII&quot;]}],&quot;citationID&quot;:&quot;jtjhgpgd&quot;,&quot;schema&quot;:&quot;https://github.com/citation-style-language/schema/raw/master/csl-citation.json&quot;,&quot;properties&quot;:{&quot;noteIndex&quot;:0,&quot;formattedCitation&quot;:&quot;[@dearden_pattern_2006]&quot;}} RNDtduetbybne"/>&lt;Do Zotero Refresh: [@dearden_pattern_2006]&gt;<text:reference-mark-end text:name="ZOTERO_ITEM CSL_CITATION {&quot;citationItems&quot;:[{&quot;prefix&quot;:&quot;&quot;,&quot;id&quot;:48,&quot;suffix&quot;:&quot;&quot;,&quot;itemData&quot;:{&quot;source&quot;:&quot;DOI.org (Crossref)&quot;,&quot;title&quot;:&quot;Pattern Languages in HCI: A Critical Review&quot;,&quot;ISSN&quot;:&quot;0737-0024, 1532-7051&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volume&quot;:&quot;21&quot;,&quot;citation-key&quot;:&quot;dearden_pattern_2006&quot;,&quot;DOI&quot;:&quot;10.1207/s15327051hci2101_3&quot;,&quot;author&quot;:[{&quot;given&quot;:&quot;Andy&quot;,&quot;family&quot;:&quot;Dearden&quot;},{&quot;given&quot;:&quot;Janet&quot;,&quot;family&quot;:&quot;Finlay&quot;}],&quot;issued&quot;:{&quot;date-parts&quot;:[[2006,3]]},&quot;accessed&quot;:{&quot;date-parts&quot;:[[2020,3,31]]},&quot;container-title&quot;:&quot;Human–Computer Interaction&quot;,&quot;URL&quot;:&quot;https://www.tandfonline.com/doi/full/10.1207/s15327051hci2101_3&quot;,&quot;issue&quot;:&quot;1&quot;,&quot;title-short&quot;:&quot;Pattern Languages in HCI&quot;,&quot;id&quot;:&quot;dearden_pattern_2006&quot;,&quot;type&quot;:&quot;article-journal&quot;,&quot;page&quot;:&quot;49-102&quot;,&quot;language&quot;:&quot;en&quot;,&quot;container-title-short&quot;:&quot;Human–Computer Interaction&quot;},&quot;uri&quot;:[&quot;http://zotero.org/users/1913249/items/6SGNVNII&quot;],&quot;uris&quot;:[&quot;http://zotero.org/users/1913249/items/6SGNVNII&quot;]}],&quot;citationID&quot;:&quot;jtjhgpgd&quot;,&quot;schema&quot;:&quot;https://github.com/citation-style-language/schema/raw/master/csl-citation.json&quot;,&quot;properties&quot;:{&quot;noteIndex&quot;:0,&quot;formattedCitation&quot;:&quot;[@dearden_pattern_2006]&quot;}} RNDtduetbybne"/>. The idea of middle level construct is also present in the research of eriksson and colleagues using GDP to collaboratively design games with young people. <text:reference-mark-start text:name="ZOTERO_ITEM CSL_CITATION {&quot;citationItems&quot;:[{&quot;prefix&quot;:&quot;&quot;,&quot;suffix&quot;:&quot;&quot;,&quot;id&quot;:8543,&quot;suppress-author&quot;:true,&quot;itemData&quot;:{&quot;publisher&quot;:&quot;ACM&quot;,&quot;source&quot;:&quot;DOI.org (Crossref)&quot;,&quot;title&quot;:&quot;Using Gameplay Design Patterns with Children in the Redesign of a Collaborative Co-located Game&quot;,&quot;type&quot;:&quot;paper-conference&quot;,&quot;citation-key&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publisher-place&quot;:&quot;Boise ID USA&quot;,&quot;event-place&quot;:&quot;Boise ID USA&quot;,&quot;accessed&quot;:{&quot;date-parts&quot;:[[2022,8,9]]},&quot;container-title&quot;:&quot;Proceedings of the 18th ACM International Conference on Interaction Design and Children&quot;,&quot;ISBN&quot;:&quot;978-1-4503-6690-8&quot;,&quot;URL&quot;:&quot;https://dl.acm.org/doi/10.1145/3311927.3323155&quot;,&quot;id&quot;:&quot;eriksson_using_2019&quot;,&quot;issued&quot;:{&quot;date-parts&quot;:[[2019,6,12]]},&quot;page&quot;:&quot;15-25&quot;,&quot;language&quot;:&quot;en&quot;,&quot;event-title&quot;:&quot;IDC '19: Interaction Design and Children&quot;},&quot;uri&quot;:[&quot;http://zotero.org/users/1913249/items/YJKSC8LM&quot;],&quot;uris&quot;:[&quot;http://zotero.org/users/1913249/items/YJKSC8LM&quot;]}],&quot;citationID&quot;:&quot;gutrzqtc&quot;,&quot;schema&quot;:&quot;https://github.com/citation-style-language/schema/raw/master/csl-citation.json&quot;,&quot;properties&quot;:{&quot;noteIndex&quot;:0,&quot;formattedCitation&quot;:&quot;[-@eriksson_using_2019]&quot;}} RNDdncbflvotb"/>&lt;Do Zotero Refresh: [-@eriksson_using_2019]&gt;<text:reference-mark-end text:name="ZOTERO_ITEM CSL_CITATION {&quot;citationItems&quot;:[{&quot;prefix&quot;:&quot;&quot;,&quot;suffix&quot;:&quot;&quot;,&quot;id&quot;:8543,&quot;suppress-author&quot;:true,&quot;itemData&quot;:{&quot;publisher&quot;:&quot;ACM&quot;,&quot;source&quot;:&quot;DOI.org (Crossref)&quot;,&quot;title&quot;:&quot;Using Gameplay Design Patterns with Children in the Redesign of a Collaborative Co-located Game&quot;,&quot;type&quot;:&quot;paper-conference&quot;,&quot;citation-key&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publisher-place&quot;:&quot;Boise ID USA&quot;,&quot;event-place&quot;:&quot;Boise ID USA&quot;,&quot;accessed&quot;:{&quot;date-parts&quot;:[[2022,8,9]]},&quot;container-title&quot;:&quot;Proceedings of the 18th ACM International Conference on Interaction Design and Children&quot;,&quot;ISBN&quot;:&quot;978-1-4503-6690-8&quot;,&quot;URL&quot;:&quot;https://dl.acm.org/doi/10.1145/3311927.3323155&quot;,&quot;id&quot;:&quot;eriksson_using_2019&quot;,&quot;issued&quot;:{&quot;date-parts&quot;:[[2019,6,12]]},&quot;page&quot;:&quot;15-25&quot;,&quot;language&quot;:&quot;en&quot;,&quot;event-title&quot;:&quot;IDC '19: Interaction Design and Children&quot;},&quot;uri&quot;:[&quot;http://zotero.org/users/1913249/items/YJKSC8LM&quot;],&quot;uris&quot;:[&quot;http://zotero.org/users/1913249/items/YJKSC8LM&quot;]}],&quot;citationID&quot;:&quot;gutrzqtc&quot;,&quot;schema&quot;:&quot;https://github.com/citation-style-language/schema/raw/master/csl-citation.json&quot;,&quot;properties&quot;:{&quot;noteIndex&quot;:0,&quot;formattedCitation&quot;:&quot;[-@eriksson_using_2019]&quot;}} RNDdncbflvotb"/></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2">get an enemy in</text:span> , <text:span text:style-name="T2">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these short cuts. There may be confusion over use of terms to new comers and these GPD related terms may hide more complex patterns within the name. For example, the shortcuts in Fi and Ma’s interaction hides a large amount of problems solving which seems “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agency-autonomy-and-walled-gardens"/>Agency, Autonomy and Walled Gardens<text:bookmark-end text:name="agency-autonomy-and-walled-gardens"/></text:h>
      <text:p text:style-name="First_20_paragraph">This section continues a discussion on the nature and evolution of agency in the practices of the participants in this research. In this section, the varied use of GDPs is examined through the lens on agency in broad terms. The theme is expanded upon in the following chapter.</text:p>
      <text:p text:style-name="Text_20_body"><text:span text:style-name="T1">On affordances and anchors - swinging on gargoyle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prefix&quot;:&quot;&quot;,&quot;id&quot;:3142,&quot;suffix&quot;:&quot;&quot;,&quot;itemData&quot;:{&quot;publisher&quot;:&quot;ACM&quot;,&quot;collection-title&quot;:&quot;NordiCHI '02&quot;,&quot;source&quot;:&quot;ACM Digital Library&quot;,&quot;title&quot;:&quot;An Activity Theory Approach to Affordance&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DOI&quot;:&quot;10.1145/572020.572028&quot;,&quot;author&quot;:[{&quot;given&quot;:&quot;Klaus B.&quot;,&quot;family&quot;:&quot;B\\a erentsen&quot;},{&quot;given&quot;:&quot;Johan&quot;,&quot;family&quot;:&quot;Trettvik&quot;}],&quot;publisher-place&quot;:&quot;New York, NY, USA&quot;,&quot;event-place&quot;:&quot;New York, NY, USA&quot;,&quot;accessed&quot;:{&quot;date-parts&quot;:[[2019,5,10]]},&quot;container-title&quot;:&quot;Proceedings of the Second Nordic Conference on Human-computer Interaction&quot;,&quot;ISBN&quot;:&quot;978-1-58113-616-6&quot;,&quot;id&quot;:&quot;ba_erentsen_activity_2002&quot;,&quot;page&quot;:&quot;51–60&quot;,&quot;URL&quot;:&quot;http://doi.acm.org/10.1145/572020.572028&quot;,&quot;issued&quot;:{&quot;date-parts&quot;:[[2002]]}},&quot;uri&quot;:[&quot;http://zotero.org/users/1913249/items/3ZY45LTV&quot;],&quot;uris&quot;:[&quot;http://zotero.org/users/1913249/items/3ZY45LTV&quot;]}],&quot;citationID&quot;:&quot;ezfxdzbw&quot;,&quot;schema&quot;:&quot;https://github.com/citation-style-language/schema/raw/master/csl-citation.json&quot;,&quot;properties&quot;:{&quot;noteIndex&quot;:0,&quot;formattedCitation&quot;:&quot;[@ba_erentsen_activity_2002]&quot;}} RNDbaxpeekxvj"/>&lt;Do Zotero Refresh: [@ba_erentsen_activity_2002]&gt;<text:reference-mark-end text:name="ZOTERO_ITEM CSL_CITATION {&quot;citationItems&quot;:[{&quot;prefix&quot;:&quot;&quot;,&quot;id&quot;:3142,&quot;suffix&quot;:&quot;&quot;,&quot;itemData&quot;:{&quot;publisher&quot;:&quot;ACM&quot;,&quot;collection-title&quot;:&quot;NordiCHI '02&quot;,&quot;source&quot;:&quot;ACM Digital Library&quot;,&quot;title&quot;:&quot;An Activity Theory Approach to Affordance&quot;,&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itation-key&quot;:&quot;ba_erentsen_activity_2002&quot;,&quot;DOI&quot;:&quot;10.1145/572020.572028&quot;,&quot;author&quot;:[{&quot;given&quot;:&quot;Klaus B.&quot;,&quot;family&quot;:&quot;B\\a erentsen&quot;},{&quot;given&quot;:&quot;Johan&quot;,&quot;family&quot;:&quot;Trettvik&quot;}],&quot;publisher-place&quot;:&quot;New York, NY, USA&quot;,&quot;event-place&quot;:&quot;New York, NY, USA&quot;,&quot;accessed&quot;:{&quot;date-parts&quot;:[[2019,5,10]]},&quot;container-title&quot;:&quot;Proceedings of the Second Nordic Conference on Human-computer Interaction&quot;,&quot;ISBN&quot;:&quot;978-1-58113-616-6&quot;,&quot;id&quot;:&quot;ba_erentsen_activity_2002&quot;,&quot;page&quot;:&quot;51–60&quot;,&quot;URL&quot;:&quot;http://doi.acm.org/10.1145/572020.572028&quot;,&quot;issued&quot;:{&quot;date-parts&quot;:[[2002]]}},&quot;uri&quot;:[&quot;http://zotero.org/users/1913249/items/3ZY45LTV&quot;],&quot;uris&quot;:[&quot;http://zotero.org/users/1913249/items/3ZY45LTV&quot;]}],&quot;citationID&quot;:&quot;ezfxdzbw&quot;,&quot;schema&quot;:&quot;https://github.com/citation-style-language/schema/raw/master/csl-citation.json&quot;,&quot;properties&quot;:{&quot;noteIndex&quot;:0,&quot;formattedCitation&quot;:&quot;[@ba_erentsen_activity_2002]&quot;}} RNDbaxpeekxvj"/>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tems&quot;:[{&quot;prefix&quot;:&quot;&quot;,&quot;id&quot;:8898,&quot;suffix&quot;:&quot;&quot;,&quot;itemData&quot;:{&quot;publisher&quot;:&quot;Routledge&quot;,&quot;source&quot;:&quot;Taylor and Francis+NEJM&quot;,&quot;title&quot;:&quot;Agency in cultural-historical activity theory: strengthening commitment to social transformation&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citation-key&quot;:&quot;hopwood_agency_2022&quot;,&quot;DOI&quot;:&quot;10.1080/10749039.2022.2092151&quot;,&quot;author&quot;:[{&quot;given&quot;:&quot;Nick&quot;,&quot;family&quot;:&quot;Hopwood&quot;}],&quot;issued&quot;:{&quot;date-parts&quot;:[[2022,4,3]]},&quot;accessed&quot;:{&quot;date-parts&quot;:[[2023,2,22]]},&quot;container-title&quot;:&quot;Mind, Culture, and Activity&quot;,&quot;issue&quot;:&quot;2&quot;,&quot;title-short&quot;:&quot;Agency in cultural-historical activity theory&quot;,&quot;id&quot;:&quot;hopwood_agency_2022&quot;,&quot;page&quot;:&quot;108-122&quot;,&quot;URL&quot;:&quot;https://doi.org/10.1080/10749039.2022.2092151&quot;,&quot;type&quot;:&quot;article-journal&quot;},&quot;uri&quot;:[&quot;http://zotero.org/users/1913249/items/RZ2E7GK8&quot;],&quot;uris&quot;:[&quot;http://zotero.org/users/1913249/items/RZ2E7GK8&quot;]}],&quot;citationID&quot;:&quot;oplrcnth&quot;,&quot;schema&quot;:&quot;https://github.com/citation-style-language/schema/raw/master/csl-citation.json&quot;,&quot;properties&quot;:{&quot;noteIndex&quot;:0,&quot;formattedCitation&quot;:&quot;[@hopwood_agency_2022]&quot;}} RNDzpwtqatvyw"/>&lt;Do Zotero Refresh: [@hopwood_agency_2022]&gt;<text:reference-mark-end text:name="ZOTERO_ITEM CSL_CITATION {&quot;citationItems&quot;:[{&quot;prefix&quot;:&quot;&quot;,&quot;id&quot;:8898,&quot;suffix&quot;:&quot;&quot;,&quot;itemData&quot;:{&quot;publisher&quot;:&quot;Routledge&quot;,&quot;source&quot;:&quot;Taylor and Francis+NEJM&quot;,&quot;title&quot;:&quot;Agency in cultural-historical activity theory: strengthening commitment to social transformation&quot;,&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citation-key&quot;:&quot;hopwood_agency_2022&quot;,&quot;DOI&quot;:&quot;10.1080/10749039.2022.2092151&quot;,&quot;author&quot;:[{&quot;given&quot;:&quot;Nick&quot;,&quot;family&quot;:&quot;Hopwood&quot;}],&quot;issued&quot;:{&quot;date-parts&quot;:[[2022,4,3]]},&quot;accessed&quot;:{&quot;date-parts&quot;:[[2023,2,22]]},&quot;container-title&quot;:&quot;Mind, Culture, and Activity&quot;,&quot;issue&quot;:&quot;2&quot;,&quot;title-short&quot;:&quot;Agency in cultural-historical activity theory&quot;,&quot;id&quot;:&quot;hopwood_agency_2022&quot;,&quot;page&quot;:&quot;108-122&quot;,&quot;URL&quot;:&quot;https://doi.org/10.1080/10749039.2022.2092151&quot;,&quot;type&quot;:&quot;article-journal&quot;},&quot;uri&quot;:[&quot;http://zotero.org/users/1913249/items/RZ2E7GK8&quot;],&quot;uris&quot;:[&quot;http://zotero.org/users/1913249/items/RZ2E7GK8&quot;]}],&quot;citationID&quot;:&quot;oplrcnth&quot;,&quot;schema&quot;:&quot;https://github.com/citation-style-language/schema/raw/master/csl-citation.json&quot;,&quot;properties&quot;:{&quot;noteIndex&quot;:0,&quot;formattedCitation&quot;:&quot;[@hopwood_agency_2022]&quot;}} RNDzpwtqatvyw"/>.</text:p>
      <text:p text:style-name="Text_20_body"><text:span text:style-name="T1">Play testing, playgrounds and a walled garden - impact on agency</text:span></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text:style-name="L12">
        <text:list-item>
          <text:p text:style-name="P171">outlines the advantages to using a restricted set of collaged GDPs which participants cover step by step.</text:p>
        </text:list-item>
        <text:list-item>
          <text:p text:style-name="P171">compares again to instructional tutorials (previously explored in methods chapter)AND to the process of working on a sprawling problem which seems unmanagable</text:p>
        </text:list-item>
        <text:list-item>
          <text:p text:style-name="P171">but which in with participants have to work with facilitators in depth to overcome issues to preserve a totally learner-driven approach (as per first iteration)</text:p>
        </text:list-item>
        <text:list-item>
          <text:p text:style-name="P171">The reduced list of GDPs in a framework in Eriksson’s intervention <text:reference-mark-start text:name="ZOTERO_ITEM CSL_CITATION {&quot;citationItems&quot;:[{&quot;prefix&quot;:&quot;&quot;,&quot;suffix&quot;:&quot;&quot;,&quot;id&quot;:8543,&quot;suppress-author&quot;:true,&quot;itemData&quot;:{&quot;publisher&quot;:&quot;ACM&quot;,&quot;source&quot;:&quot;DOI.org (Crossref)&quot;,&quot;title&quot;:&quot;Using Gameplay Design Patterns with Children in the Redesign of a Collaborative Co-located Game&quot;,&quot;type&quot;:&quot;paper-conference&quot;,&quot;citation-key&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publisher-place&quot;:&quot;Boise ID USA&quot;,&quot;event-place&quot;:&quot;Boise ID USA&quot;,&quot;accessed&quot;:{&quot;date-parts&quot;:[[2022,8,9]]},&quot;container-title&quot;:&quot;Proceedings of the 18th ACM International Conference on Interaction Design and Children&quot;,&quot;ISBN&quot;:&quot;978-1-4503-6690-8&quot;,&quot;URL&quot;:&quot;https://dl.acm.org/doi/10.1145/3311927.3323155&quot;,&quot;id&quot;:&quot;eriksson_using_2019&quot;,&quot;issued&quot;:{&quot;date-parts&quot;:[[2019,6,12]]},&quot;page&quot;:&quot;15-25&quot;,&quot;language&quot;:&quot;en&quot;,&quot;event-title&quot;:&quot;IDC '19: Interaction Design and Children&quot;},&quot;uri&quot;:[&quot;http://zotero.org/users/1913249/items/YJKSC8LM&quot;],&quot;uris&quot;:[&quot;http://zotero.org/users/1913249/items/YJKSC8LM&quot;]}],&quot;citationID&quot;:&quot;vztxzrme&quot;,&quot;schema&quot;:&quot;https://github.com/citation-style-language/schema/raw/master/csl-citation.json&quot;,&quot;properties&quot;:{&quot;noteIndex&quot;:0,&quot;formattedCitation&quot;:&quot;[-@eriksson_using_2019]&quot;}} RNDvxcqgqfsii"/>&lt;Do Zotero Refresh: [-@eriksson_using_2019]&gt;<text:reference-mark-end text:name="ZOTERO_ITEM CSL_CITATION {&quot;citationItems&quot;:[{&quot;prefix&quot;:&quot;&quot;,&quot;suffix&quot;:&quot;&quot;,&quot;id&quot;:8543,&quot;suppress-author&quot;:true,&quot;itemData&quot;:{&quot;publisher&quot;:&quot;ACM&quot;,&quot;source&quot;:&quot;DOI.org (Crossref)&quot;,&quot;title&quot;:&quot;Using Gameplay Design Patterns with Children in the Redesign of a Collaborative Co-located Game&quot;,&quot;type&quot;:&quot;paper-conference&quot;,&quot;citation-key&quot;:&quot;eriksson_using_2019&quot;,&quot;DOI&quot;:&quot;10.1145/3311927.3323155&quot;,&quot;author&quot;:[{&quot;given&quot;:&quot;Eva&quot;,&quot;family&quot;:&quot;Eriksson&quot;},{&quot;given&quot;:&quot;Gökçe Elif&quot;,&quot;family&quot;:&quot;Baykal&quot;},{&quot;given&quot;:&quot;Staffan&quot;,&quot;family&quot;:&quot;Björk&quot;},{&quot;given&quot;:&quot;Olof&quot;,&quot;family&quot;:&quot;Torgersson&quot;}],&quot;publisher-place&quot;:&quot;Boise ID USA&quot;,&quot;event-place&quot;:&quot;Boise ID USA&quot;,&quot;accessed&quot;:{&quot;date-parts&quot;:[[2022,8,9]]},&quot;container-title&quot;:&quot;Proceedings of the 18th ACM International Conference on Interaction Design and Children&quot;,&quot;ISBN&quot;:&quot;978-1-4503-6690-8&quot;,&quot;URL&quot;:&quot;https://dl.acm.org/doi/10.1145/3311927.3323155&quot;,&quot;id&quot;:&quot;eriksson_using_2019&quot;,&quot;issued&quot;:{&quot;date-parts&quot;:[[2019,6,12]]},&quot;page&quot;:&quot;15-25&quot;,&quot;language&quot;:&quot;en&quot;,&quot;event-title&quot;:&quot;IDC '19: Interaction Design and Children&quot;},&quot;uri&quot;:[&quot;http://zotero.org/users/1913249/items/YJKSC8LM&quot;],&quot;uris&quot;:[&quot;http://zotero.org/users/1913249/items/YJKSC8LM&quot;]}],&quot;citationID&quot;:&quot;vztxzrme&quot;,&quot;schema&quot;:&quot;https://github.com/citation-style-language/schema/raw/master/csl-citation.json&quot;,&quot;properties&quot;:{&quot;noteIndex&quot;:0,&quot;formattedCitation&quot;:&quot;[-@eriksson_using_2019]&quot;}} RNDvxcqgqfsii"/>,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1">Evolving Peer practices</text:span></text:p>
      <text:list text:style-name="L13">
        <text:list-item>
          <text:p text:style-name="P172">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name=" ZOTERO_BIBL {&quot;uncited&quot;:[],&quot;omitted&quot;:[],&quot;custom&quot;:[]} CSL_BIBLIOGRAPHY RNDgbqfqnzho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8T11:17:21Z</meta:creation-date>
    <dc:date>2023-03-08T11:17:2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